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4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in"/>
    </style:style>
    <style:style style:name="Table3.C" style:family="table-column">
      <style:table-column-properties style:column-width="4.98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125in"/>
    </style:style>
    <style:style style:name="Table4.B" style:family="table-column">
      <style:table-column-properties style:column-width="1.0625in"/>
    </style:style>
    <style:style style:name="Table4.C" style:family="table-column">
      <style:table-column-properties style:column-width="3.73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-left="none" fo:border-right="none" fo:border-top="0.05pt solid #000000" fo:border-bottom="0.05pt solid #000000"/>
    </style:style>
    <style:style style:name="Table4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0.05pt solid #000000" fo:border-top="none" fo:border-bottom="none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125in"/>
    </style:style>
    <style:style style:name="Table8.B" style:family="table-column">
      <style:table-column-properties style:column-width="1.0625in"/>
    </style:style>
    <style:style style:name="Table8.C" style:family="table-column">
      <style:table-column-properties style:column-width="3.739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-left="none" fo:border-right="none" fo:border-top="0.05pt solid #000000" fo:border-bottom="0.05pt solid #000000"/>
    </style:style>
    <style:style style:name="Table8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0.937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4.9896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0.9375in"/>
    </style:style>
    <style:style style:name="Table11.B" style:family="table-column">
      <style:table-column-properties style:column-width="1in"/>
    </style:style>
    <style:style style:name="Table11.C" style:family="table-column">
      <style:table-column-properties style:column-width="4.9896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0.9375in"/>
    </style:style>
    <style:style style:name="Table12.B" style:family="table-column">
      <style:table-column-properties style:column-width="1in"/>
    </style:style>
    <style:style style:name="Table12.C" style:family="table-column">
      <style:table-column-properties style:column-width="4.9896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9375in"/>
    </style:style>
    <style:style style:name="Table6.B" style:family="table-column">
      <style:table-column-properties style:column-width="1in"/>
    </style:style>
    <style:style style:name="Table6.C" style:family="table-column">
      <style:table-column-properties style:column-width="4.989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12pt" fo:font-weight="bold" officeooo:rsid="016b4260" officeooo:paragraph-rsid="00e26a77" style:font-name-asian="Microsoft YaHei" style:font-size-asian="12pt" style:font-weight-asian="bold" style:font-name-complex="Lucida Sans" style:font-size-complex="12pt" style:font-weight-complex="bold"/>
    </style:style>
    <style:style style:name="P2" style:family="paragraph" style:parent-style-name="Table_20_Contents">
      <style:text-properties officeooo:rsid="005f6810" officeooo:paragraph-rsid="005f6810"/>
    </style:style>
    <style:style style:name="P3" style:family="paragraph" style:parent-style-name="Table_20_Contents">
      <style:text-properties officeooo:rsid="005f6810" officeooo:paragraph-rsid="00df0848"/>
    </style:style>
    <style:style style:name="P4" style:family="paragraph" style:parent-style-name="Table_20_Contents">
      <style:text-properties officeooo:rsid="0061d2b3" officeooo:paragraph-rsid="0061d2b3"/>
    </style:style>
    <style:style style:name="P5" style:family="paragraph" style:parent-style-name="Table_20_Contents">
      <style:text-properties officeooo:rsid="0061d2b3" officeooo:paragraph-rsid="00df0848"/>
    </style:style>
    <style:style style:name="P6" style:family="paragraph" style:parent-style-name="Table_20_Contents">
      <style:text-properties officeooo:rsid="007204da" officeooo:paragraph-rsid="007204da"/>
    </style:style>
    <style:style style:name="P7" style:family="paragraph" style:parent-style-name="Table_20_Contents">
      <style:text-properties officeooo:rsid="007204da" officeooo:paragraph-rsid="00df0848"/>
    </style:style>
    <style:style style:name="P8" style:family="paragraph" style:parent-style-name="Text_20_body">
      <style:paragraph-properties fo:text-align="center" style:justify-single-word="false"/>
      <style:text-properties officeooo:rsid="00e26a77" officeooo:paragraph-rsid="00e26a77"/>
    </style:style>
    <style:style style:name="P9" style:family="paragraph" style:parent-style-name="Heading_20_1">
      <style:paragraph-properties fo:break-before="page"/>
      <style:text-properties style:use-window-font-color="true" loext:opacity="0%" style:font-name="Liberation Sans" fo:font-size="18.2000007629395pt" fo:font-weight="bold" officeooo:rsid="005e28cd" officeooo:paragraph-rsid="005e28c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0" style:family="paragraph" style:parent-style-name="Heading_20_1">
      <style:paragraph-properties fo:break-before="page"/>
      <style:text-properties style:use-window-font-color="true" loext:opacity="0%" style:font-name="Liberation Sans" fo:font-size="18.2000007629395pt" fo:font-weight="bold" officeooo:rsid="005e28cd" officeooo:paragraph-rsid="014660e9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1" style:family="paragraph" style:parent-style-name="Heading_20_3">
      <style:text-properties officeooo:rsid="002b4a7d" officeooo:paragraph-rsid="002b4a7d"/>
    </style:style>
    <style:style style:name="P12" style:family="paragraph" style:parent-style-name="Heading_20_3">
      <style:text-properties officeooo:rsid="002b4a7d" officeooo:paragraph-rsid="014660e9"/>
    </style:style>
    <style:style style:name="P13" style:family="paragraph" style:parent-style-name="Heading_20_3">
      <style:text-properties style:use-window-font-color="true" loext:opacity="0%" style:font-name="Liberation Sans" fo:font-size="14.1000003814697pt" fo:font-weight="bold" officeooo:rsid="00d93234" officeooo:paragraph-rsid="00d93234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4" style:family="paragraph" style:parent-style-name="Heading_20_3">
      <style:text-properties style:use-window-font-color="true" loext:opacity="0%" style:font-name="Liberation Sans" fo:font-size="14.1000003814697pt" fo:font-weight="bold" officeooo:rsid="00d93234" officeooo:paragraph-rsid="014660e9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5" style:family="paragraph" style:parent-style-name="Heading_20_4">
      <style:text-properties style:use-window-font-color="true" loext:opacity="0%"/>
    </style:style>
    <style:style style:name="P16" style:family="paragraph" style:parent-style-name="Heading_20_4">
      <style:text-properties style:use-window-font-color="true" loext:opacity="0%" officeooo:rsid="00589969" officeooo:paragraph-rsid="00589969"/>
    </style:style>
    <style:style style:name="P17" style:family="paragraph" style:parent-style-name="Heading_20_4">
      <style:text-properties style:use-window-font-color="true" loext:opacity="0%" officeooo:rsid="00589969" officeooo:paragraph-rsid="014660e9"/>
    </style:style>
    <style:style style:name="P18" style:family="paragraph" style:parent-style-name="Heading_20_4">
      <style:text-properties style:use-window-font-color="true" loext:opacity="0%" officeooo:paragraph-rsid="014660e9"/>
    </style:style>
    <style:style style:name="P19" style:family="paragraph" style:parent-style-name="Heading_20_4" style:list-style-name=""/>
    <style:style style:name="P20" style:family="paragraph" style:parent-style-name="Heading_20_4" style:list-style-name="">
      <style:text-properties officeooo:paragraph-rsid="014660e9"/>
    </style:style>
    <style:style style:name="P21" style:family="paragraph" style:parent-style-name="Heading_20_4">
      <style:paragraph-properties fo:break-before="page"/>
    </style:style>
    <style:style style:name="P22" style:family="paragraph" style:parent-style-name="Heading_20_4">
      <style:paragraph-properties fo:break-before="page"/>
      <style:text-properties officeooo:paragraph-rsid="014660e9"/>
    </style:style>
    <style:style style:name="P23" style:family="paragraph" style:parent-style-name="Heading_20_5">
      <style:text-properties style:use-window-font-color="true" loext:opacity="0%" officeooo:rsid="00e09d82" officeooo:paragraph-rsid="00e09d82"/>
    </style:style>
    <style:style style:name="P24" style:family="paragraph" style:parent-style-name="Heading_20_5">
      <style:text-properties style:use-window-font-color="true" loext:opacity="0%" officeooo:rsid="00e09d82" officeooo:paragraph-rsid="014660e9"/>
    </style:style>
    <style:style style:name="P25" style:family="paragraph" style:parent-style-name="Heading_20_5">
      <style:text-properties style:use-window-font-color="true" loext:opacity="0%" style:font-name="Liberation Sans" fo:font-size="11.8999996185303pt" fo:font-weight="bold" officeooo:rsid="00e236e4" officeooo:paragraph-rsid="014660e9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P26" style:family="paragraph" style:parent-style-name="Heading_20_5">
      <style:text-properties officeooo:paragraph-rsid="014660e9"/>
    </style:style>
    <style:style style:name="P27" style:family="paragraph" style:parent-style-name="Heading_20_5">
      <style:text-properties officeooo:paragraph-rsid="01534272"/>
    </style:style>
    <style:style style:name="P28" style:family="paragraph" style:parent-style-name="Heading_20_5">
      <style:text-properties officeooo:paragraph-rsid="0162bebf"/>
    </style:style>
    <style:style style:name="P29" style:family="paragraph" style:parent-style-name="Heading_20_5">
      <style:paragraph-properties fo:break-before="page"/>
    </style:style>
    <style:style style:name="P30" style:family="paragraph" style:parent-style-name="Standard">
      <style:text-properties style:use-window-font-color="true" loext:opacity="0%" style:font-name="Liberation Serif" fo:font-size="12pt" fo:font-weight="normal" officeooo:rsid="00f8dcd3" officeooo:paragraph-rsid="00f301b4" style:font-name-asian="Microsoft YaHei" style:font-size-asian="12pt" style:font-weight-asian="normal" style:font-name-complex="Lucida Sans" style:font-size-complex="12pt" style:font-weight-complex="normal"/>
    </style:style>
    <style:style style:name="P31" style:family="paragraph" style:parent-style-name="Standard">
      <style:text-properties style:use-window-font-color="true" loext:opacity="0%" style:font-name="Liberation Serif" fo:font-size="12pt" fo:font-weight="normal" officeooo:rsid="00f8dcd3" officeooo:paragraph-rsid="014660e9" style:font-name-asian="Microsoft YaHei" style:font-size-asian="12pt" style:font-weight-asian="normal" style:font-name-complex="Lucida Sans" style:font-size-complex="12pt" style:font-weight-complex="normal"/>
    </style:style>
    <style:style style:name="P32" style:family="paragraph" style:parent-style-name="Table_20_Contents">
      <style:text-properties officeooo:rsid="005f6810" officeooo:paragraph-rsid="014660e9"/>
    </style:style>
    <style:style style:name="P33" style:family="paragraph" style:parent-style-name="Table_20_Contents">
      <style:text-properties officeooo:rsid="005f6810" officeooo:paragraph-rsid="0162bebf"/>
    </style:style>
    <style:style style:name="P34" style:family="paragraph" style:parent-style-name="Table_20_Contents">
      <style:paragraph-properties fo:text-align="start" style:justify-single-word="false"/>
      <style:text-properties fo:font-style="normal" fo:font-weight="normal" officeooo:rsid="005f6810" officeooo:paragraph-rsid="014660e9" style:font-style-asian="normal" style:font-weight-asian="normal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style="normal" fo:font-weight="normal" officeooo:rsid="007204da" officeooo:paragraph-rsid="014660e9" style:font-style-asian="normal" style:font-weight-asian="normal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tyle="normal" fo:font-weight="normal" officeooo:rsid="01054d59" officeooo:paragraph-rsid="01054d59" style:font-style-asian="normal" style:font-weight-asian="normal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tyle="normal" fo:font-weight="normal" officeooo:rsid="01054d59" officeooo:paragraph-rsid="012d6c7e" style:font-style-asian="normal" style:font-weight-asian="normal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tyle="normal" fo:font-weight="normal" officeooo:rsid="01054d59" officeooo:paragraph-rsid="014660e9" style:font-style-asian="normal" style:font-weight-asian="normal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tyle="normal" fo:font-weight="normal" officeooo:rsid="01054d59" officeooo:paragraph-rsid="01569ecc" style:font-style-asian="normal" style:font-weight-asian="normal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tyle="normal" fo:font-weight="normal" officeooo:rsid="01054d59" officeooo:paragraph-rsid="015bf5ee" style:font-style-asian="normal" style:font-weight-asian="normal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tyle="normal" fo:font-weight="normal" officeooo:rsid="01054d59" officeooo:paragraph-rsid="0162bebf" style:font-style-asian="normal" style:font-weight-asian="normal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tyle="normal" fo:font-weight="normal" officeooo:rsid="01054d59" officeooo:paragraph-rsid="018a856f" style:font-style-asian="normal" style:font-weight-asian="normal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style="normal" fo:font-weight="normal" officeooo:rsid="010686a5" officeooo:paragraph-rsid="010686a5" style:font-style-asian="normal" style:font-weight-asian="normal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style="normal" fo:font-weight="normal" officeooo:rsid="010686a5" officeooo:paragraph-rsid="014660e9" style:font-style-asian="normal" style:font-weight-asian="normal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style="normal" fo:font-weight="normal" officeooo:rsid="010686a5" officeooo:paragraph-rsid="015b076a" style:font-style-asian="normal" style:font-weight-asian="normal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style="normal" fo:font-weight="normal" officeooo:rsid="010686a5" officeooo:paragraph-rsid="0162bebf" style:font-style-asian="normal" style:font-weight-asian="normal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style="normal" fo:font-weight="normal" officeooo:rsid="010686a5" officeooo:paragraph-rsid="0178050e" style:font-style-asian="normal" style:font-weight-asian="normal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tyle="normal" fo:font-weight="normal" officeooo:rsid="010801ba" officeooo:paragraph-rsid="010801ba" style:font-style-asian="normal" style:font-weight-asian="normal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style="normal" fo:font-weight="normal" officeooo:rsid="010801ba" officeooo:paragraph-rsid="014660e9" style:font-style-asian="normal" style:font-weight-asian="normal" style:font-style-complex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style="normal" fo:font-weight="normal" officeooo:rsid="010801ba" officeooo:paragraph-rsid="01569ecc" style:font-style-asian="normal" style:font-weight-asian="normal" style:font-style-complex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style="normal" fo:font-weight="normal" officeooo:rsid="010801ba" officeooo:paragraph-rsid="015bf5ee" style:font-style-asian="normal" style:font-weight-asian="normal" style:font-style-complex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font-style="normal" fo:font-weight="normal" officeooo:rsid="010801ba" officeooo:paragraph-rsid="0162bebf" style:font-style-asian="normal" style:font-weight-asian="normal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font-style="normal" fo:font-weight="normal" officeooo:rsid="010801ba" officeooo:paragraph-rsid="01729813" style:font-style-asian="normal" style:font-weight-asian="normal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style="normal" fo:font-weight="normal" officeooo:rsid="012b6d03" officeooo:paragraph-rsid="012b6d03" style:font-style-asian="normal" style:font-weight-asian="normal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style="normal" fo:font-weight="normal" officeooo:rsid="012b6d03" officeooo:paragraph-rsid="014660e9" style:font-style-asian="normal" style:font-weight-asian="normal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style="normal" fo:font-weight="normal" officeooo:rsid="012b6d03" officeooo:paragraph-rsid="0162bebf" style:font-style-asian="normal" style:font-weight-asian="normal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font-style="normal" fo:font-weight="normal" officeooo:rsid="012d6c7e" officeooo:paragraph-rsid="012f8065" style:font-style-asian="normal" style:font-weight-asian="normal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font-style="normal" fo:font-weight="normal" officeooo:rsid="012d6c7e" officeooo:paragraph-rsid="014660e9" style:font-style-asian="normal" style:font-weight-asian="normal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style="normal" fo:font-weight="normal" officeooo:rsid="015bc792" officeooo:paragraph-rsid="015bc792" style:font-style-asian="normal" style:font-weight-asian="normal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style="normal" fo:font-weight="normal" officeooo:rsid="015bc792" officeooo:paragraph-rsid="015bf5ee" style:font-style-asian="normal" style:font-weight-asian="normal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style="normal" fo:font-weight="normal" officeooo:rsid="015bc792" officeooo:paragraph-rsid="0162bebf" style:font-style-asian="normal" style:font-weight-asian="normal" style:font-style-complex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font-style="normal" fo:font-weight="normal" officeooo:rsid="017d6358" officeooo:paragraph-rsid="017d6358" style:font-style-asian="normal" style:font-weight-asian="normal" style:font-style-complex="normal" style:font-weight-complex="normal"/>
    </style:style>
    <style:style style:name="P63" style:family="paragraph" style:parent-style-name="Table_20_Contents">
      <style:text-properties officeooo:rsid="007204da" officeooo:paragraph-rsid="014660e9"/>
    </style:style>
    <style:style style:name="P64" style:family="paragraph" style:parent-style-name="Table_20_Contents">
      <style:text-properties officeooo:rsid="007204da" officeooo:paragraph-rsid="0162bebf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" fo:font-size="12pt" officeooo:rsid="00a21acd" officeooo:paragraph-rsid="00f301b4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" fo:font-size="12pt" officeooo:rsid="00a21acd" officeooo:paragraph-rsid="010ab534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" fo:font-size="12pt" officeooo:rsid="00a21acd" officeooo:paragraph-rsid="010e248a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fo:font-size="12pt" officeooo:rsid="00a21acd" officeooo:paragraph-rsid="014660e9" style:font-size-asian="12pt" style:font-size-complex="12pt"/>
    </style:style>
    <style:style style:name="P69" style:family="paragraph" style:parent-style-name="Table_20_Contents">
      <style:text-properties style:font-name="Liberation Serif" fo:font-size="12pt" officeooo:rsid="00a49606" officeooo:paragraph-rsid="00f301b4" style:font-size-asian="12pt" style:font-size-complex="12pt"/>
    </style:style>
    <style:style style:name="P70" style:family="paragraph" style:parent-style-name="Table_20_Contents">
      <style:text-properties style:font-name="Liberation Serif" fo:font-size="12pt" officeooo:rsid="00a49606" officeooo:paragraph-rsid="014660e9" style:font-size-asian="12pt" style:font-size-complex="12pt"/>
    </style:style>
    <style:style style:name="P71" style:family="paragraph" style:parent-style-name="Table_20_Contents">
      <style:text-properties officeooo:rsid="0061d2b3" officeooo:paragraph-rsid="014660e9"/>
    </style:style>
    <style:style style:name="P72" style:family="paragraph" style:parent-style-name="Table_20_Contents">
      <style:text-properties officeooo:rsid="0061d2b3" officeooo:paragraph-rsid="0162bebf"/>
    </style:style>
    <style:style style:name="P73" style:family="paragraph" style:parent-style-name="Table_20_Contents">
      <style:paragraph-properties fo:text-align="start" style:justify-single-word="false"/>
      <style:text-properties fo:font-style="italic" fo:font-weight="bold" officeooo:rsid="015bf5ee" officeooo:paragraph-rsid="015bf5ee" style:font-style-asian="italic" style:font-weight-asian="bold" style:font-style-complex="italic" style:font-weight-complex="bold"/>
    </style:style>
    <style:style style:name="P74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20pt" fo:font-weight="bold" officeooo:rsid="00e26a77" officeooo:paragraph-rsid="00e26a77" style:font-name-asian="Microsoft YaHei" style:font-size-asian="20pt" style:font-weight-asian="bold" style:font-name-complex="Lucida Sans" style:font-size-complex="20pt" style:font-weight-complex="bold"/>
    </style:style>
    <style:style style:name="P75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0e26a77" style:font-name-asian="Microsoft YaHei" style:font-size-asian="10pt" style:font-weight-asian="normal" style:font-name-complex="Lucida Sans" style:font-size-complex="10pt" style:font-weight-complex="normal"/>
    </style:style>
    <style:style style:name="P76" style:family="paragraph" style:parent-style-name="Text_20_body" style:list-style-name="L5">
      <style:text-properties style:use-window-font-color="true" loext:opacity="0%" style:font-name="Liberation Serif" fo:font-size="12pt" fo:font-weight="normal" officeooo:rsid="00a0524f" officeooo:paragraph-rsid="00a0524f" style:font-name-asian="Microsoft YaHei" style:font-size-asian="12pt" style:font-weight-asian="normal" style:font-name-complex="Lucida Sans" style:font-size-complex="12pt" style:font-weight-complex="normal"/>
    </style:style>
    <style:style style:name="P77" style:family="paragraph" style:parent-style-name="Text_20_body">
      <style:text-properties style:use-window-font-color="true" loext:opacity="0%" style:font-name="Liberation Serif" fo:font-size="12pt" fo:font-weight="normal" officeooo:rsid="00a0524f" officeooo:paragraph-rsid="0111f31a" style:font-name-asian="Microsoft YaHei" style:font-size-asian="12pt" style:font-weight-asian="normal" style:font-name-complex="Lucida Sans" style:font-size-complex="12pt" style:font-weight-complex="normal"/>
    </style:style>
    <style:style style:name="P78" style:family="paragraph" style:parent-style-name="Text_20_body" style:list-style-name="L9">
      <style:text-properties style:use-window-font-color="true" loext:opacity="0%" style:font-name="Liberation Serif" fo:font-size="12pt" fo:font-weight="normal" officeooo:rsid="00a0524f" officeooo:paragraph-rsid="014660e9" style:font-name-asian="Microsoft YaHei" style:font-size-asian="12pt" style:font-weight-asian="normal" style:font-name-complex="Lucida Sans" style:font-size-complex="12pt" style:font-weight-complex="normal"/>
    </style:style>
    <style:style style:name="P79" style:family="paragraph" style:parent-style-name="Text_20_body">
      <style:text-properties style:use-window-font-color="true" loext:opacity="0%" style:font-name="Liberation Serif" fo:font-size="12pt" fo:font-weight="normal" officeooo:rsid="00a0524f" officeooo:paragraph-rsid="014660e9" style:font-name-asian="Microsoft YaHei" style:font-size-asian="12pt" style:font-weight-asian="normal" style:font-name-complex="Lucida Sans" style:font-size-complex="12pt" style:font-weight-complex="normal"/>
    </style:style>
    <style:style style:name="P80" style:family="paragraph" style:parent-style-name="Text_20_body">
      <style:text-properties style:use-window-font-color="true" loext:opacity="0%" style:font-name="Liberation Serif" fo:font-size="12pt" fo:font-weight="normal" officeooo:rsid="00f8dcd3" officeooo:paragraph-rsid="00f9859f" style:font-name-asian="Microsoft YaHei" style:font-size-asian="12pt" style:font-weight-asian="normal" style:font-name-complex="Lucida Sans" style:font-size-complex="12pt" style:font-weight-complex="normal"/>
    </style:style>
    <style:style style:name="P81" style:family="paragraph" style:parent-style-name="Text_20_body">
      <style:text-properties style:use-window-font-color="true" loext:opacity="0%" style:font-name="Liberation Serif" fo:font-size="12pt" fo:font-weight="normal" officeooo:rsid="00f8dcd3" officeooo:paragraph-rsid="014660e9" style:font-name-asian="Microsoft YaHei" style:font-size-asian="12pt" style:font-weight-asian="normal" style:font-name-complex="Lucida Sans" style:font-size-complex="12pt" style:font-weight-complex="normal"/>
    </style:style>
    <style:style style:name="P82" style:family="paragraph" style:parent-style-name="Text_20_body" style:list-style-name="L1">
      <style:text-properties style:use-window-font-color="true" loext:opacity="0%" style:font-name="Liberation Serif" fo:font-size="12pt" fo:font-weight="normal" officeooo:rsid="00e94569" officeooo:paragraph-rsid="014660e9" style:font-size-asian="12pt" style:font-weight-asian="normal" style:font-size-complex="12pt" style:font-weight-complex="normal"/>
    </style:style>
    <style:style style:name="P83" style:family="paragraph" style:parent-style-name="Text_20_body">
      <style:text-properties officeooo:rsid="003a4cee" officeooo:paragraph-rsid="014660e9"/>
    </style:style>
    <style:style style:name="P84" style:family="paragraph" style:parent-style-name="Text_20_body">
      <style:text-properties officeooo:rsid="003a4cee" officeooo:paragraph-rsid="01482b6b"/>
    </style:style>
    <style:style style:name="P85" style:family="paragraph" style:parent-style-name="Text_20_body" style:list-style-name="L2">
      <style:text-properties officeooo:paragraph-rsid="00589969"/>
    </style:style>
    <style:style style:name="P86" style:family="paragraph" style:parent-style-name="Text_20_body" style:list-style-name="L2">
      <style:text-properties officeooo:rsid="004ff0ad" officeooo:paragraph-rsid="004ff0ad"/>
    </style:style>
    <style:style style:name="P87" style:family="paragraph" style:parent-style-name="Text_20_body" style:list-style-name="L7">
      <style:text-properties officeooo:rsid="004ff0ad" officeooo:paragraph-rsid="014660e9"/>
    </style:style>
    <style:style style:name="P88" style:family="paragraph" style:parent-style-name="Text_20_body" style:list-style-name="L2">
      <style:text-properties officeooo:rsid="004f8cbc" officeooo:paragraph-rsid="004f8cbc"/>
    </style:style>
    <style:style style:name="P89" style:family="paragraph" style:parent-style-name="Text_20_body" style:list-style-name="L7">
      <style:text-properties officeooo:rsid="004f8cbc" officeooo:paragraph-rsid="014660e9"/>
    </style:style>
    <style:style style:name="P90" style:family="paragraph" style:parent-style-name="Text_20_body" style:list-style-name="L4">
      <style:text-properties officeooo:paragraph-rsid="009d4ae0"/>
    </style:style>
    <style:style style:name="P91" style:family="paragraph" style:parent-style-name="Text_20_body" style:list-style-name="L4">
      <style:text-properties officeooo:rsid="009d4ae0" officeooo:paragraph-rsid="009d4ae0"/>
    </style:style>
    <style:style style:name="P92" style:family="paragraph" style:parent-style-name="Text_20_body" style:list-style-name="L8">
      <style:text-properties officeooo:rsid="009d4ae0" officeooo:paragraph-rsid="014660e9"/>
    </style:style>
    <style:style style:name="P93" style:family="paragraph" style:parent-style-name="Text_20_body" style:list-style-name="L5">
      <style:text-properties officeooo:paragraph-rsid="00a0524f"/>
    </style:style>
    <style:style style:name="P94" style:family="paragraph" style:parent-style-name="Text_20_body">
      <style:text-properties officeooo:paragraph-rsid="00edaec0"/>
    </style:style>
    <style:style style:name="P95" style:family="paragraph" style:parent-style-name="Text_20_body">
      <style:text-properties officeooo:paragraph-rsid="0135f7cd"/>
    </style:style>
    <style:style style:name="P96" style:family="paragraph" style:parent-style-name="Text_20_body">
      <style:text-properties officeooo:rsid="007c6c6f" officeooo:paragraph-rsid="007c6c6f"/>
    </style:style>
    <style:style style:name="P97" style:family="paragraph" style:parent-style-name="Text_20_body">
      <style:text-properties officeooo:rsid="007c6c6f" officeooo:paragraph-rsid="014660e9"/>
    </style:style>
    <style:style style:name="P98" style:family="paragraph" style:parent-style-name="Text_20_body" style:list-style-name="L7">
      <style:text-properties officeooo:paragraph-rsid="014660e9"/>
    </style:style>
    <style:style style:name="P99" style:family="paragraph" style:parent-style-name="Text_20_body" style:list-style-name="L8">
      <style:text-properties officeooo:paragraph-rsid="014660e9"/>
    </style:style>
    <style:style style:name="P100" style:family="paragraph" style:parent-style-name="Text_20_body" style:list-style-name="L9">
      <style:text-properties officeooo:paragraph-rsid="014660e9"/>
    </style:style>
    <style:style style:name="P101" style:family="paragraph" style:parent-style-name="Text_20_body">
      <style:text-properties officeooo:paragraph-rsid="014660e9"/>
    </style:style>
    <style:style style:name="P102" style:family="paragraph" style:parent-style-name="Text_20_body">
      <style:text-properties officeooo:paragraph-rsid="01604b93"/>
    </style:style>
    <style:style style:name="P103" style:family="paragraph" style:parent-style-name="Text_20_body">
      <style:text-properties officeooo:paragraph-rsid="0162bebf"/>
    </style:style>
    <style:style style:name="P104" style:family="paragraph" style:parent-style-name="Text_20_body">
      <style:text-properties officeooo:paragraph-rsid="014ba44c"/>
    </style:style>
    <style:style style:name="P105" style:family="paragraph" style:parent-style-name="Text_20_body">
      <style:paragraph-properties fo:text-align="center" style:justify-single-word="false"/>
      <style:text-properties fo:color="#c9211e" loext:opacity="100%" officeooo:rsid="01645c6d" officeooo:paragraph-rsid="01645c6d"/>
    </style:style>
    <style:style style:name="P106" style:family="paragraph" style:parent-style-name="Text_20_body">
      <style:text-properties fo:color="#c9211e" loext:opacity="100%" officeooo:rsid="018c17a9" officeooo:paragraph-rsid="018c17a9"/>
    </style:style>
    <style:style style:name="P107" style:family="paragraph" style:parent-style-name="Text_20_body">
      <style:text-properties fo:font-style="normal" officeooo:rsid="0173bfa1" officeooo:paragraph-rsid="0173bfa1" style:font-style-asian="normal" style:font-style-complex="normal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use-window-font-color="true" loext:opacity="0%" fo:font-style="italic" fo:font-weight="bold" officeooo:rsid="00589969" style:font-style-asian="italic" style:font-weight-asian="bold" style:font-style-complex="italic" style:font-weight-complex="bold"/>
    </style:style>
    <style:style style:name="T4" style:family="text">
      <style:text-properties style:use-window-font-color="true" loext:opacity="0%" fo:font-style="italic" fo:font-weight="bold" officeooo:rsid="00790be9" style:font-style-asian="italic" style:font-weight-asian="bold" style:font-style-complex="italic" style:font-weight-complex="bold"/>
    </style:style>
    <style:style style:name="T5" style:family="text">
      <style:text-properties style:use-window-font-color="true" loext:opacity="0%" officeooo:rsid="004fbb29"/>
    </style:style>
    <style:style style:name="T6" style:family="text">
      <style:text-properties style:use-window-font-color="true" loext:opacity="0%" officeooo:rsid="0050c5aa"/>
    </style:style>
    <style:style style:name="T7" style:family="text">
      <style:text-properties style:use-window-font-color="true" loext:opacity="0%" officeooo:rsid="00512ff6"/>
    </style:style>
    <style:style style:name="T8" style:family="text">
      <style:text-properties style:use-window-font-color="true" loext:opacity="0%" officeooo:rsid="00588a4f"/>
    </style:style>
    <style:style style:name="T9" style:family="text">
      <style:text-properties style:use-window-font-color="true" loext:opacity="0%" officeooo:rsid="00589969"/>
    </style:style>
    <style:style style:name="T10" style:family="text">
      <style:text-properties style:use-window-font-color="true" loext:opacity="0%" style:font-name="Liberation Sans" fo:font-size="13.3000001907349pt" fo:font-style="italic" fo:font-weight="bold" officeooo:rsid="007c6c6f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1" style:family="text">
      <style:text-properties style:use-window-font-color="true" loext:opacity="0%" style:font-name="Liberation Sans" fo:font-size="11.8999996185303pt" fo:font-weight="bold" officeooo:rsid="00e236e4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2" style:family="text">
      <style:text-properties style:use-window-font-color="true" loext:opacity="0%" style:font-name="Liberation Sans" fo:font-size="11.8999996185303pt" fo:font-weight="bold" officeooo:rsid="0162bebf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3" style:family="text">
      <style:text-properties style:use-window-font-color="true" loext:opacity="0%" style:font-name="Liberation Sans" fo:font-size="20pt" fo:font-weight="bold" style:font-name-asian="Microsoft YaHei" style:font-size-asian="20pt" style:font-weight-asian="bold" style:font-name-complex="Lucida Sans" style:font-size-complex="20pt" style:font-weight-complex="bold"/>
    </style:style>
    <style:style style:name="T14" style:family="text">
      <style:text-properties style:use-window-font-color="true" loext:opacity="0%" style:font-name="Liberation Sans" fo:font-size="20pt" fo:font-weight="bold" officeooo:rsid="00e26a77" style:font-name-asian="Microsoft YaHei" style:font-size-asian="20pt" style:font-weight-asian="bold" style:font-name-complex="Lucida Sans" style:font-size-complex="20pt" style:font-weight-complex="bold"/>
    </style:style>
    <style:style style:name="T15" style:family="text">
      <style:text-properties style:use-window-font-color="true" loext:opacity="0%" style:font-name="Liberation Sans" fo:font-size="11.8999996185303pt" fo:font-weight="bold" officeooo:rsid="014f2bf1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6" style:family="text">
      <style:text-properties style:use-window-font-color="true" loext:opacity="0%" style:font-name="Liberation Sans" fo:font-size="11.8999996185303pt" fo:font-weight="bold" officeooo:rsid="01534272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7" style:family="text">
      <style:text-properties style:use-window-font-color="true" loext:opacity="0%" style:font-name="Liberation Sans" fo:font-size="11.8999996185303pt" fo:font-weight="bold" officeooo:rsid="0162bebf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8" style:family="text">
      <style:text-properties style:use-window-font-color="true" loext:opacity="0%" officeooo:rsid="0061d2b3"/>
    </style:style>
    <style:style style:name="T19" style:family="text">
      <style:text-properties style:use-window-font-color="true" loext:opacity="0%" style:font-name-asian="Microsoft YaHei" style:font-name-complex="Lucida Sans"/>
    </style:style>
    <style:style style:name="T20" style:family="text">
      <style:text-properties style:use-window-font-color="true" loext:opacity="0%" officeooo:rsid="005acd01" style:font-name-asian="Microsoft YaHei" style:font-name-complex="Lucida Sans"/>
    </style:style>
    <style:style style:name="T21" style:family="text">
      <style:text-properties style:use-window-font-color="true" loext:opacity="0%" officeooo:rsid="00955827" style:font-name-asian="Microsoft YaHei" style:font-name-complex="Lucida Sans"/>
    </style:style>
    <style:style style:name="T22" style:family="text">
      <style:text-properties style:use-window-font-color="true" loext:opacity="0%" officeooo:rsid="0096c66a" style:font-name-asian="Microsoft YaHei" style:font-name-complex="Lucida Sans"/>
    </style:style>
    <style:style style:name="T23" style:family="text">
      <style:text-properties style:use-window-font-color="true" loext:opacity="0%" officeooo:rsid="00790be9"/>
    </style:style>
    <style:style style:name="T24" style:family="text">
      <style:text-properties style:use-window-font-color="true" loext:opacity="0%" style:font-name="Liberation Serif" fo:font-size="11pt" fo:font-style="italic" officeooo:rsid="005acd01" style:font-name-asian="Microsoft YaHei" style:font-size-asian="11pt" style:font-style-asian="italic" style:font-name-complex="Lucida Sans" style:font-size-complex="11pt" style:font-style-complex="italic"/>
    </style:style>
    <style:style style:name="T25" style:family="text">
      <style:text-properties style:use-window-font-color="true" loext:opacity="0%" style:font-name="Liberation Serif" fo:font-size="11pt" fo:font-style="italic" officeooo:rsid="0073e861" style:font-name-asian="Microsoft YaHei" style:font-size-asian="11pt" style:font-style-asian="italic" style:font-name-complex="Lucida Sans" style:font-size-complex="11pt" style:font-style-complex="italic"/>
    </style:style>
    <style:style style:name="T26" style:family="text">
      <style:text-properties style:use-window-font-color="true" loext:opacity="0%" style:font-name="Liberation Serif" fo:font-size="11pt" fo:font-style="italic" officeooo:rsid="0075cca4" style:font-name-asian="Microsoft YaHei" style:font-size-asian="11pt" style:font-style-asian="italic" style:font-name-complex="Lucida Sans" style:font-size-complex="11pt" style:font-style-complex="italic"/>
    </style:style>
    <style:style style:name="T27" style:family="text">
      <style:text-properties style:use-window-font-color="true" loext:opacity="0%" style:font-name="Liberation Serif" fo:font-size="11pt" fo:font-style="italic" officeooo:rsid="007ab4b2" style:font-name-asian="Microsoft YaHei" style:font-size-asian="11pt" style:font-style-asian="italic" style:font-name-complex="Lucida Sans" style:font-size-complex="11pt" style:font-style-complex="italic"/>
    </style:style>
    <style:style style:name="T28" style:family="text">
      <style:text-properties style:use-window-font-color="true" loext:opacity="0%" style:font-name="Liberation Serif" fo:font-size="11pt" fo:font-style="italic" officeooo:rsid="008f9e67" style:font-name-asian="Microsoft YaHei" style:font-size-asian="11pt" style:font-style-asian="italic" style:font-name-complex="Lucida Sans" style:font-size-complex="11pt" style:font-style-complex="italic"/>
    </style:style>
    <style:style style:name="T29" style:family="text">
      <style:text-properties style:use-window-font-color="true" loext:opacity="0%" style:font-name="Liberation Serif" fo:font-size="11pt" fo:font-style="italic" officeooo:rsid="0132514a" style:font-name-asian="Microsoft YaHei" style:font-size-asian="11pt" style:font-style-asian="italic" style:font-name-complex="Lucida Sans" style:font-size-complex="11pt" style:font-style-complex="italic"/>
    </style:style>
    <style:style style:name="T30" style:family="text">
      <style:text-properties style:use-window-font-color="true" loext:opacity="0%" style:font-name="Liberation Serif" fo:font-size="11pt" fo:font-style="italic" officeooo:rsid="0135638c" style:font-name-asian="Microsoft YaHei" style:font-size-asian="11pt" style:font-style-asian="italic" style:font-name-complex="Lucida Sans" style:font-size-complex="11pt" style:font-style-complex="italic"/>
    </style:style>
    <style:style style:name="T31" style:family="text">
      <style:text-properties style:use-window-font-color="true" loext:opacity="0%" style:font-name="Liberation Serif" fo:font-size="11pt" fo:font-style="italic" officeooo:rsid="0160f6b6" style:font-name-asian="Microsoft YaHei" style:font-size-asian="11pt" style:font-style-asian="italic" style:font-name-complex="Lucida Sans" style:font-size-complex="11pt" style:font-style-complex="italic"/>
    </style:style>
    <style:style style:name="T32" style:family="text">
      <style:text-properties style:use-window-font-color="true" loext:opacity="0%" style:font-name="Liberation Serif" fo:font-size="11pt" fo:font-style="italic" fo:font-weight="normal" officeooo:rsid="0130e7b8" style:font-name-asian="Microsoft YaHei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33" style:family="text">
      <style:text-properties style:use-window-font-color="true" loext:opacity="0%" style:font-name="Liberation Serif" fo:font-size="11pt" fo:font-style="italic" fo:font-weight="normal" officeooo:rsid="01604b93" style:font-name-asian="Microsoft YaHei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34" style:family="text">
      <style:text-properties style:use-window-font-color="true" loext:opacity="0%" style:font-name="Liberation Serif" fo:font-size="11pt" fo:font-style="italic" fo:font-weight="normal" officeooo:rsid="01609ad3" style:font-name-asian="Microsoft YaHei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35" style:family="text">
      <style:text-properties style:use-window-font-color="true" loext:opacity="0%" style:font-name="Liberation Serif" fo:font-size="11pt" fo:font-style="italic" fo:font-weight="normal" officeooo:rsid="01690c84" style:font-name-asian="Microsoft YaHei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36" style:family="text">
      <style:text-properties style:use-window-font-color="true" loext:opacity="0%" style:font-name="Liberation Serif" fo:font-size="11pt" fo:font-style="italic" fo:font-weight="normal" officeooo:rsid="0189894c" style:font-name-asian="Microsoft YaHei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37" style:family="text">
      <style:text-properties style:use-window-font-color="true" loext:opacity="0%" style:font-name="Liberation Serif" fo:font-size="11pt" style:font-name-asian="Microsoft YaHei" style:font-size-asian="11pt" style:font-name-complex="Lucida Sans" style:font-size-complex="11pt"/>
    </style:style>
    <style:style style:name="T38" style:family="text">
      <style:text-properties style:use-window-font-color="true" loext:opacity="0%" style:font-name="Liberation Serif" fo:font-size="11pt" officeooo:rsid="008f9e67" style:font-name-asian="Microsoft YaHei" style:font-size-asian="11pt" style:font-name-complex="Lucida Sans" style:font-size-complex="11pt"/>
    </style:style>
    <style:style style:name="T39" style:family="text">
      <style:text-properties style:use-window-font-color="true" loext:opacity="0%" style:font-name="Liberation Serif" fo:font-size="11pt" officeooo:rsid="01794d55" style:font-name-asian="Microsoft YaHei" style:font-size-asian="11pt" style:font-name-complex="Lucida Sans" style:font-size-complex="11pt"/>
    </style:style>
    <style:style style:name="T40" style:family="text">
      <style:text-properties style:use-window-font-color="true" loext:opacity="0%" style:font-name="Liberation Serif" fo:font-size="11pt" fo:font-weight="normal" style:font-name-asian="Microsoft YaHei" style:font-size-asian="11pt" style:font-weight-asian="normal" style:font-name-complex="Lucida Sans" style:font-size-complex="11pt" style:font-weight-complex="normal"/>
    </style:style>
    <style:style style:name="T41" style:family="text">
      <style:text-properties style:use-window-font-color="true" loext:opacity="0%" style:font-name="Liberation Serif" fo:font-size="11pt" fo:font-weight="normal" officeooo:rsid="01743de8" style:font-name-asian="Microsoft YaHei" style:font-size-asian="11pt" style:font-weight-asian="normal" style:font-name-complex="Lucida Sans" style:font-size-complex="11pt" style:font-weight-complex="normal"/>
    </style:style>
    <style:style style:name="T42" style:family="text">
      <style:text-properties style:use-window-font-color="true" loext:opacity="0%" style:font-name="Liberation Serif" fo:font-size="11pt" fo:font-weight="normal" officeooo:rsid="0175de75" style:font-name-asian="Microsoft YaHei" style:font-size-asian="11pt" style:font-weight-asian="normal" style:font-name-complex="Lucida Sans" style:font-size-complex="11pt" style:font-weight-complex="normal"/>
    </style:style>
    <style:style style:name="T43" style:family="text">
      <style:text-properties style:use-window-font-color="true" loext:opacity="0%" style:font-name="Liberation Serif" fo:font-size="11pt" fo:font-weight="normal" officeooo:rsid="0176d0c6" style:font-name-asian="Microsoft YaHei" style:font-size-asian="11pt" style:font-weight-asian="normal" style:font-name-complex="Lucida Sans" style:font-size-complex="11pt" style:font-weight-complex="normal"/>
    </style:style>
    <style:style style:name="T44" style:family="text">
      <style:text-properties style:use-window-font-color="true" loext:opacity="0%" style:font-name="Liberation Serif" fo:font-size="11pt" fo:font-weight="normal" officeooo:rsid="0177c8ee" style:font-name-asian="Microsoft YaHei" style:font-size-asian="11pt" style:font-weight-asian="normal" style:font-name-complex="Lucida Sans" style:font-size-complex="11pt" style:font-weight-complex="normal"/>
    </style:style>
    <style:style style:name="T45" style:family="text">
      <style:text-properties style:use-window-font-color="true" loext:opacity="0%" style:font-name="Liberation Serif" fo:font-size="11pt" fo:font-weight="normal" officeooo:rsid="01795c84" style:font-name-asian="Microsoft YaHei" style:font-size-asian="11pt" style:font-weight-asian="normal" style:font-name-complex="Lucida Sans" style:font-size-complex="11pt" style:font-weight-complex="normal"/>
    </style:style>
    <style:style style:name="T46" style:family="text">
      <style:text-properties style:use-window-font-color="true" loext:opacity="0%" style:font-name="Liberation Serif" fo:font-size="12pt" fo:font-weight="normal" style:font-name-asian="Microsoft YaHei" style:font-size-asian="12pt" style:font-weight-asian="normal" style:font-name-complex="Lucida Sans" style:font-size-complex="12pt" style:font-weight-complex="normal"/>
    </style:style>
    <style:style style:name="T47" style:family="text">
      <style:text-properties style:use-window-font-color="true" loext:opacity="0%" style:font-name="Liberation Serif" fo:font-size="12pt" fo:font-weight="normal" officeooo:rsid="0097c776" style:font-name-asian="Microsoft YaHei" style:font-size-asian="12pt" style:font-weight-asian="normal" style:font-name-complex="Lucida Sans" style:font-size-complex="12pt" style:font-weight-complex="normal"/>
    </style:style>
    <style:style style:name="T48" style:family="text">
      <style:text-properties style:use-window-font-color="true" loext:opacity="0%" style:font-name="Liberation Serif" fo:font-size="12pt" fo:font-weight="normal" officeooo:rsid="009d4ae0" style:font-name-asian="Microsoft YaHei" style:font-size-asian="12pt" style:font-weight-asian="normal" style:font-name-complex="Lucida Sans" style:font-size-complex="12pt" style:font-weight-complex="normal"/>
    </style:style>
    <style:style style:name="T49" style:family="text">
      <style:text-properties style:use-window-font-color="true" loext:opacity="0%" style:font-name="Liberation Serif" fo:font-size="12pt" fo:font-weight="normal" officeooo:rsid="00c133d7" style:font-name-asian="Microsoft YaHei" style:font-size-asian="12pt" style:font-weight-asian="normal" style:font-name-complex="Lucida Sans" style:font-size-complex="12pt" style:font-weight-complex="normal"/>
    </style:style>
    <style:style style:name="T50" style:family="text">
      <style:text-properties style:use-window-font-color="true" loext:opacity="0%" style:font-name="Liberation Serif" fo:font-size="12pt" fo:font-weight="normal" officeooo:rsid="00eb087f" style:font-name-asian="Microsoft YaHei" style:font-size-asian="12pt" style:font-weight-asian="normal" style:font-name-complex="Lucida Sans" style:font-size-complex="12pt" style:font-weight-complex="normal"/>
    </style:style>
    <style:style style:name="T51" style:family="text">
      <style:text-properties style:use-window-font-color="true" loext:opacity="0%" style:font-name="Liberation Serif" fo:font-size="12pt" fo:font-weight="normal" officeooo:rsid="00a1c7b8" style:font-name-asian="Microsoft YaHei" style:font-size-asian="12pt" style:font-weight-asian="normal" style:font-name-complex="Lucida Sans" style:font-size-complex="12pt" style:font-weight-complex="normal"/>
    </style:style>
    <style:style style:name="T52" style:family="text">
      <style:text-properties style:use-window-font-color="true" loext:opacity="0%" style:font-name="Liberation Serif" fo:font-size="12pt" fo:font-weight="normal" officeooo:rsid="00a0524f" style:font-name-asian="Microsoft YaHei" style:font-size-asian="12pt" style:font-weight-asian="normal" style:font-name-complex="Lucida Sans" style:font-size-complex="12pt" style:font-weight-complex="normal"/>
    </style:style>
    <style:style style:name="T53" style:family="text">
      <style:text-properties style:use-window-font-color="true" loext:opacity="0%" style:font-name="Liberation Serif" fo:font-size="12pt" fo:font-weight="normal" officeooo:rsid="00f301b4" style:font-name-asian="Microsoft YaHei" style:font-size-asian="12pt" style:font-weight-asian="normal" style:font-name-complex="Lucida Sans" style:font-size-complex="12pt" style:font-weight-complex="normal"/>
    </style:style>
    <style:style style:name="T54" style:family="text">
      <style:text-properties style:use-window-font-color="true" loext:opacity="0%" style:font-name="Liberation Serif" fo:font-size="12pt" fo:font-weight="normal" officeooo:rsid="010ba483" style:font-name-asian="Microsoft YaHei" style:font-size-asian="12pt" style:font-weight-asian="normal" style:font-name-complex="Lucida Sans" style:font-size-complex="12pt" style:font-weight-complex="normal"/>
    </style:style>
    <style:style style:name="T55" style:family="text">
      <style:text-properties style:use-window-font-color="true" loext:opacity="0%" style:font-name="Liberation Serif" fo:font-size="12pt" fo:font-weight="normal" officeooo:rsid="010d2a25" style:font-name-asian="Microsoft YaHei" style:font-size-asian="12pt" style:font-weight-asian="normal" style:font-name-complex="Lucida Sans" style:font-size-complex="12pt" style:font-weight-complex="normal"/>
    </style:style>
    <style:style style:name="T56" style:family="text">
      <style:text-properties style:use-window-font-color="true" loext:opacity="0%" style:font-name="Liberation Serif" fo:font-size="12pt" fo:font-weight="normal" officeooo:rsid="0111f31a" style:font-name-asian="Microsoft YaHei" style:font-size-asian="12pt" style:font-weight-asian="normal" style:font-name-complex="Lucida Sans" style:font-size-complex="12pt" style:font-weight-complex="normal"/>
    </style:style>
    <style:style style:name="T57" style:family="text">
      <style:text-properties style:use-window-font-color="true" loext:opacity="0%" style:font-name="Liberation Serif" fo:font-size="12pt" fo:font-weight="normal" officeooo:rsid="0113fdfd" style:font-name-asian="Microsoft YaHei" style:font-size-asian="12pt" style:font-weight-asian="normal" style:font-name-complex="Lucida Sans" style:font-size-complex="12pt" style:font-weight-complex="normal"/>
    </style:style>
    <style:style style:name="T58" style:family="text">
      <style:text-properties style:use-window-font-color="true" loext:opacity="0%" style:font-name="Liberation Serif" fo:font-size="12pt" fo:font-weight="normal" officeooo:rsid="0120f902" style:font-name-asian="Microsoft YaHei" style:font-size-asian="12pt" style:font-weight-asian="normal" style:font-name-complex="Lucida Sans" style:font-size-complex="12pt" style:font-weight-complex="normal"/>
    </style:style>
    <style:style style:name="T59" style:family="text">
      <style:text-properties style:use-window-font-color="true" loext:opacity="0%" style:font-name="Liberation Serif" fo:font-size="12pt" fo:font-weight="normal" officeooo:rsid="0121ee5e" style:font-name-asian="Microsoft YaHei" style:font-size-asian="12pt" style:font-weight-asian="normal" style:font-name-complex="Lucida Sans" style:font-size-complex="12pt" style:font-weight-complex="normal"/>
    </style:style>
    <style:style style:name="T60" style:family="text">
      <style:text-properties style:use-window-font-color="true" loext:opacity="0%" style:font-name="Liberation Serif" fo:font-size="12pt" fo:font-weight="normal" officeooo:rsid="0137233f" style:font-name-asian="Microsoft YaHei" style:font-size-asian="12pt" style:font-weight-asian="normal" style:font-name-complex="Lucida Sans" style:font-size-complex="12pt" style:font-weight-complex="normal"/>
    </style:style>
    <style:style style:name="T61" style:family="text">
      <style:text-properties style:use-window-font-color="true" loext:opacity="0%" style:font-name="Liberation Serif" fo:font-size="12pt" fo:font-weight="normal" officeooo:rsid="01387183" style:font-name-asian="Microsoft YaHei" style:font-size-asian="12pt" style:font-weight-asian="normal" style:font-name-complex="Lucida Sans" style:font-size-complex="12pt" style:font-weight-complex="normal"/>
    </style:style>
    <style:style style:name="T62" style:family="text">
      <style:text-properties style:use-window-font-color="true" loext:opacity="0%" style:font-name="Liberation Serif" fo:font-size="12pt" fo:font-weight="normal" officeooo:rsid="0138e85b" style:font-name-asian="Microsoft YaHei" style:font-size-asian="12pt" style:font-weight-asian="normal" style:font-name-complex="Lucida Sans" style:font-size-complex="12pt" style:font-weight-complex="normal"/>
    </style:style>
    <style:style style:name="T63" style:family="text">
      <style:text-properties style:use-window-font-color="true" loext:opacity="0%" style:font-name="Liberation Serif" fo:font-size="12pt" fo:font-weight="normal" officeooo:rsid="00ad7c98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Liberation Serif" fo:font-size="12pt" fo:font-weight="normal" officeooo:rsid="00edca3f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Liberation Serif" fo:font-size="12pt" fo:font-weight="normal" officeooo:rsid="00ef8159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Liberation Serif" fo:font-size="12pt" fo:font-weight="normal" officeooo:rsid="00fe796d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Liberation Serif" fo:font-size="12pt" fo:font-weight="normal" officeooo:rsid="01002f90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style:font-name="Liberation Serif" fo:font-size="12pt" fo:font-weight="normal" officeooo:rsid="0101f11c" style:font-size-asian="12pt" style:font-weight-asian="normal" style:font-size-complex="12pt" style:font-weight-complex="normal"/>
    </style:style>
    <style:style style:name="T69" style:family="text">
      <style:text-properties style:use-window-font-color="true" loext:opacity="0%" style:font-name="Liberation Serif" fo:font-size="12pt" fo:font-weight="normal" officeooo:rsid="0120f902" style:font-size-asian="12pt" style:font-weight-asian="normal" style:font-size-complex="12pt" style:font-weight-complex="normal"/>
    </style:style>
    <style:style style:name="T70" style:family="text">
      <style:text-properties style:use-window-font-color="true" loext:opacity="0%" style:font-name="Liberation Serif" fo:font-size="12pt" fo:font-weight="normal" officeooo:rsid="01431c88" style:font-size-asian="12pt" style:font-weight-asian="normal" style:font-size-complex="12pt" style:font-weight-complex="normal"/>
    </style:style>
    <style:style style:name="T71" style:family="text">
      <style:text-properties style:use-window-font-color="true" loext:opacity="0%" style:font-name="Liberation Serif" fo:font-size="12pt" fo:font-weight="normal" officeooo:rsid="00e94569" style:font-size-asian="12pt" style:font-weight-asian="normal" style:font-size-complex="12pt" style:font-weight-complex="normal"/>
    </style:style>
    <style:style style:name="T72" style:family="text">
      <style:text-properties style:use-window-font-color="true" loext:opacity="0%" style:font-name="Liberation Serif" fo:font-size="12pt" fo:font-weight="normal" officeooo:rsid="01178b1a" style:font-size-asian="12pt" style:font-weight-asian="normal" style:font-size-complex="12pt" style:font-weight-complex="normal"/>
    </style:style>
    <style:style style:name="T73" style:family="text">
      <style:text-properties style:use-window-font-color="true" loext:opacity="0%" style:font-name="Liberation Serif" fo:font-size="12pt" fo:font-weight="normal" officeooo:rsid="01482b6b" style:font-size-asian="12pt" style:font-weight-asian="normal" style:font-size-complex="12pt" style:font-weight-complex="normal"/>
    </style:style>
    <style:style style:name="T74" style:family="text">
      <style:text-properties style:use-window-font-color="true" loext:opacity="0%" style:font-name="Liberation Serif" fo:font-size="12pt" fo:font-weight="normal" officeooo:rsid="014ba44c" style:font-size-asian="12pt" style:font-weight-asian="normal" style:font-size-complex="12pt" style:font-weight-complex="normal"/>
    </style:style>
    <style:style style:name="T75" style:family="text">
      <style:text-properties style:use-window-font-color="true" loext:opacity="0%" style:font-name="Liberation Serif" fo:font-size="12pt" fo:font-weight="normal" officeooo:rsid="014c8668" style:font-size-asian="12pt" style:font-weight-asian="normal" style:font-size-complex="12pt" style:font-weight-complex="normal"/>
    </style:style>
    <style:style style:name="T76" style:family="text">
      <style:text-properties style:use-window-font-color="true" loext:opacity="0%" style:font-name="Liberation Serif" fo:font-size="12pt" fo:font-weight="normal" officeooo:rsid="014cb21e" style:font-size-asian="12pt" style:font-weight-asian="normal" style:font-size-complex="12pt" style:font-weight-complex="normal"/>
    </style:style>
    <style:style style:name="T77" style:family="text">
      <style:text-properties style:use-window-font-color="true" loext:opacity="0%" style:font-name="Liberation Serif" fo:font-size="12pt" fo:font-weight="normal" officeooo:rsid="014e0e2c" style:font-size-asian="12pt" style:font-weight-asian="normal" style:font-size-complex="12pt" style:font-weight-complex="normal"/>
    </style:style>
    <style:style style:name="T78" style:family="text">
      <style:text-properties style:use-window-font-color="true" loext:opacity="0%" style:font-name="Liberation Serif" fo:font-size="12pt" fo:font-weight="normal" officeooo:rsid="00a21acd" style:font-size-asian="12pt" style:font-weight-asian="normal" style:font-size-complex="12pt" style:font-weight-complex="normal"/>
    </style:style>
    <style:style style:name="T79" style:family="text">
      <style:text-properties style:use-window-font-color="true" loext:opacity="0%" style:font-name="Liberation Serif" fo:font-size="12pt" fo:font-weight="normal" officeooo:rsid="01674ce6" style:font-size-asian="12pt" style:font-weight-asian="normal" style:font-size-complex="12pt" style:font-weight-complex="normal"/>
    </style:style>
    <style:style style:name="T80" style:family="text">
      <style:text-properties style:use-window-font-color="true" loext:opacity="0%" officeooo:rsid="00832876"/>
    </style:style>
    <style:style style:name="T81" style:family="text">
      <style:text-properties style:use-window-font-color="true" loext:opacity="0%" officeooo:rsid="00a49606"/>
    </style:style>
    <style:style style:name="T82" style:family="text">
      <style:text-properties style:use-window-font-color="true" loext:opacity="0%" officeooo:rsid="00f1bed3"/>
    </style:style>
    <style:style style:name="T83" style:family="text">
      <style:text-properties style:use-window-font-color="true" loext:opacity="0%" officeooo:rsid="00f24e62"/>
    </style:style>
    <style:style style:name="T84" style:family="text">
      <style:text-properties style:use-window-font-color="true" loext:opacity="0%" officeooo:rsid="00f29388"/>
    </style:style>
    <style:style style:name="T85" style:family="text">
      <style:text-properties style:use-window-font-color="true" loext:opacity="0%" officeooo:rsid="010686a5"/>
    </style:style>
    <style:style style:name="T86" style:family="text">
      <style:text-properties style:use-window-font-color="true" loext:opacity="0%" officeooo:rsid="010929d4"/>
    </style:style>
    <style:style style:name="T87" style:family="text">
      <style:text-properties style:use-window-font-color="true" loext:opacity="0%" fo:font-style="normal" fo:font-weight="normal" officeooo:rsid="01690d4d" style:font-style-asian="normal" style:font-weight-asian="normal" style:font-style-complex="normal" style:font-weight-complex="normal"/>
    </style:style>
    <style:style style:name="T88" style:family="text">
      <style:text-properties style:use-window-font-color="true" loext:opacity="0%" officeooo:rsid="01270c23"/>
    </style:style>
    <style:style style:name="T89" style:family="text">
      <style:text-properties style:use-window-font-color="true" loext:opacity="0%" officeooo:rsid="01281d78"/>
    </style:style>
    <style:style style:name="T90" style:family="text">
      <style:text-properties style:use-window-font-color="true" loext:opacity="0%" officeooo:rsid="0130b51e"/>
    </style:style>
    <style:style style:name="T91" style:family="text">
      <style:text-properties style:use-window-font-color="true" loext:opacity="0%" officeooo:rsid="01569ecc"/>
    </style:style>
    <style:style style:name="T92" style:family="text">
      <style:text-properties style:use-window-font-color="true" loext:opacity="0%" officeooo:rsid="015b076a"/>
    </style:style>
    <style:style style:name="T93" style:family="text">
      <style:text-properties style:use-window-font-color="true" loext:opacity="0%" officeooo:rsid="015bc792"/>
    </style:style>
    <style:style style:name="T94" style:family="text">
      <style:text-properties style:use-window-font-color="true" loext:opacity="0%" officeooo:rsid="015eca82"/>
    </style:style>
    <style:style style:name="T95" style:family="text">
      <style:text-properties style:use-window-font-color="true" loext:opacity="0%" officeooo:rsid="0166485a"/>
    </style:style>
    <style:style style:name="T96" style:family="text">
      <style:text-properties style:use-window-font-color="true" loext:opacity="0%" officeooo:rsid="01690c84"/>
    </style:style>
    <style:style style:name="T97" style:family="text">
      <style:text-properties style:use-window-font-color="true" loext:opacity="0%" officeooo:rsid="016edd7b"/>
    </style:style>
    <style:style style:name="T98" style:family="text">
      <style:text-properties style:use-window-font-color="true" loext:opacity="0%" officeooo:rsid="01708788"/>
    </style:style>
    <style:style style:name="T99" style:family="text">
      <style:text-properties style:use-window-font-color="true" loext:opacity="0%" officeooo:rsid="01729813"/>
    </style:style>
    <style:style style:name="T100" style:family="text">
      <style:text-properties style:use-window-font-color="true" loext:opacity="0%" officeooo:rsid="01734881"/>
    </style:style>
    <style:style style:name="T101" style:family="text">
      <style:text-properties style:use-window-font-color="true" loext:opacity="0%" officeooo:rsid="0178050e"/>
    </style:style>
    <style:style style:name="T102" style:family="text">
      <style:text-properties style:use-window-font-color="true" loext:opacity="0%" officeooo:rsid="0179c2c6"/>
    </style:style>
    <style:style style:name="T103" style:family="text">
      <style:text-properties style:use-window-font-color="true" loext:opacity="0%" officeooo:rsid="017f432b"/>
    </style:style>
    <style:style style:name="T104" style:family="text">
      <style:text-properties style:use-window-font-color="true" loext:opacity="0%" officeooo:rsid="0180a31a"/>
    </style:style>
    <style:style style:name="T105" style:family="text">
      <style:text-properties style:use-window-font-color="true" loext:opacity="0%" officeooo:rsid="01813b9f"/>
    </style:style>
    <style:style style:name="T106" style:family="text">
      <style:text-properties style:use-window-font-color="true" loext:opacity="0%" officeooo:rsid="0185d288"/>
    </style:style>
    <style:style style:name="T107" style:family="text">
      <style:text-properties style:use-window-font-color="true" loext:opacity="0%" officeooo:rsid="0185f145"/>
    </style:style>
    <style:style style:name="T108" style:family="text">
      <style:text-properties style:use-window-font-color="true" loext:opacity="0%" officeooo:rsid="018a856f"/>
    </style:style>
    <style:style style:name="T109" style:family="text">
      <style:text-properties officeooo:rsid="003a4cee"/>
    </style:style>
    <style:style style:name="T1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1" style:family="text">
      <style:text-properties fo:font-style="italic" fo:font-weight="bold" officeooo:rsid="01057373" style:font-style-asian="italic" style:font-weight-asian="bold" style:font-style-complex="italic" style:font-weight-complex="bold"/>
    </style:style>
    <style:style style:name="T112" style:family="text">
      <style:text-properties fo:font-style="italic" fo:font-weight="bold" officeooo:rsid="012cd7c1" style:font-style-asian="italic" style:font-weight-asian="bold" style:font-style-complex="italic" style:font-weight-complex="bold"/>
    </style:style>
    <style:style style:name="T113" style:family="text">
      <style:text-properties fo:font-style="italic" fo:font-weight="bold" officeooo:rsid="012d6c7e" style:font-style-asian="italic" style:font-weight-asian="bold" style:font-style-complex="italic" style:font-weight-complex="bold"/>
    </style:style>
    <style:style style:name="T114" style:family="text">
      <style:text-properties officeooo:rsid="0063ac0f"/>
    </style:style>
    <style:style style:name="T115" style:family="text">
      <style:text-properties officeooo:rsid="0067b7bc"/>
    </style:style>
    <style:style style:name="T116" style:family="text">
      <style:text-properties officeooo:rsid="00686abf"/>
    </style:style>
    <style:style style:name="T117" style:family="text">
      <style:text-properties officeooo:rsid="0078fc96"/>
    </style:style>
    <style:style style:name="T118" style:family="text">
      <style:text-properties officeooo:rsid="00790be9"/>
    </style:style>
    <style:style style:name="T119" style:family="text">
      <style:text-properties officeooo:rsid="008f5387"/>
    </style:style>
    <style:style style:name="T120" style:family="text">
      <style:text-properties officeooo:rsid="00936f01"/>
    </style:style>
    <style:style style:name="T121" style:family="text">
      <style:text-properties officeooo:rsid="00a49606"/>
    </style:style>
    <style:style style:name="T122" style:family="text">
      <style:text-properties officeooo:rsid="005acd01"/>
    </style:style>
    <style:style style:name="T123" style:family="text">
      <style:text-properties officeooo:rsid="00dd2eb1"/>
    </style:style>
    <style:style style:name="T124" style:family="text">
      <style:text-properties style:font-name="Liberation Sans" fo:font-size="11.8999996185303pt" fo:font-weight="bold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25" style:family="text">
      <style:text-properties style:font-name="Liberation Sans" fo:font-size="11.8999996185303pt" fo:font-weight="bold" officeooo:rsid="00e236e4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26" style:family="text">
      <style:text-properties style:font-name="Liberation Sans" fo:font-size="11.8999996185303pt" fo:font-weight="bold" officeooo:rsid="0167cf63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27" style:family="text">
      <style:text-properties style:font-name="Liberation Sans" fo:font-size="11.8999996185303pt" fo:font-weight="bold" officeooo:rsid="0168d559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28" style:family="text">
      <style:text-properties officeooo:rsid="00e26a77"/>
    </style:style>
    <style:style style:name="T129" style:family="text">
      <style:text-properties style:font-name="Liberation Serif" fo:font-style="italic" officeooo:rsid="017649f5" style:font-style-asian="italic" style:font-style-complex="italic"/>
    </style:style>
    <style:style style:name="T130" style:family="text">
      <style:text-properties style:font-name="Liberation Serif" fo:font-style="italic" officeooo:rsid="007ab4b2" style:font-style-asian="italic" style:font-style-complex="italic"/>
    </style:style>
    <style:style style:name="T131" style:family="text">
      <style:text-properties style:font-name="Liberation Serif" fo:font-style="italic" officeooo:rsid="00e45f8b" style:font-style-asian="italic" style:font-style-complex="italic"/>
    </style:style>
    <style:style style:name="T132" style:family="text">
      <style:text-properties officeooo:rsid="02bf5568"/>
    </style:style>
    <style:style style:name="T133" style:family="text">
      <style:text-properties officeooo:rsid="004898c2"/>
    </style:style>
    <style:style style:name="T134" style:family="text">
      <style:text-properties officeooo:rsid="00f53d30"/>
    </style:style>
    <style:style style:name="T135" style:family="text">
      <style:text-properties officeooo:rsid="00f7055a"/>
    </style:style>
    <style:style style:name="T136" style:family="text">
      <style:text-properties officeooo:rsid="00fa3744"/>
    </style:style>
    <style:style style:name="T137" style:family="text">
      <style:text-properties officeooo:rsid="00fc1aed"/>
    </style:style>
    <style:style style:name="T138" style:family="text">
      <style:text-properties officeooo:rsid="00fe0280"/>
    </style:style>
    <style:style style:name="T139" style:family="text">
      <style:text-properties officeooo:rsid="0103dd3a"/>
    </style:style>
    <style:style style:name="T140" style:family="text">
      <style:text-properties officeooo:rsid="01054d59"/>
    </style:style>
    <style:style style:name="T141" style:family="text">
      <style:text-properties officeooo:rsid="01057373"/>
    </style:style>
    <style:style style:name="T142" style:family="text">
      <style:text-properties officeooo:rsid="010929d4"/>
    </style:style>
    <style:style style:name="T143" style:family="text">
      <style:text-properties officeooo:rsid="010ba483"/>
    </style:style>
    <style:style style:name="T144" style:family="text">
      <style:text-properties officeooo:rsid="0110170b"/>
    </style:style>
    <style:style style:name="T145" style:family="text">
      <style:text-properties officeooo:rsid="0111f31a"/>
    </style:style>
    <style:style style:name="T146" style:family="text">
      <style:text-properties officeooo:rsid="0112f0af"/>
    </style:style>
    <style:style style:name="T147" style:family="text">
      <style:text-properties officeooo:rsid="01178b1a"/>
    </style:style>
    <style:style style:name="T148" style:family="text">
      <style:text-properties officeooo:rsid="011e556f"/>
    </style:style>
    <style:style style:name="T149" style:family="text">
      <style:text-properties officeooo:rsid="011f21ba"/>
    </style:style>
    <style:style style:name="T150" style:family="text">
      <style:text-properties officeooo:rsid="0120e60a"/>
    </style:style>
    <style:style style:name="T151" style:family="text">
      <style:text-properties officeooo:rsid="012560fb"/>
    </style:style>
    <style:style style:name="T152" style:family="text">
      <style:text-properties officeooo:rsid="01270c23"/>
    </style:style>
    <style:style style:name="T153" style:family="text">
      <style:text-properties officeooo:rsid="01281d78"/>
    </style:style>
    <style:style style:name="T154" style:family="text">
      <style:text-properties officeooo:rsid="01289539"/>
    </style:style>
    <style:style style:name="T155" style:family="text">
      <style:text-properties officeooo:rsid="012b6d03"/>
    </style:style>
    <style:style style:name="T156" style:family="text">
      <style:text-properties officeooo:rsid="012bf317"/>
    </style:style>
    <style:style style:name="T157" style:family="text">
      <style:text-properties officeooo:rsid="012c2298"/>
    </style:style>
    <style:style style:name="T158" style:family="text">
      <style:text-properties officeooo:rsid="012cd7c1"/>
    </style:style>
    <style:style style:name="T159" style:family="text">
      <style:text-properties officeooo:rsid="012d6c7e"/>
    </style:style>
    <style:style style:name="T1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15d0acb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16c3427" style:font-style-asian="normal" style:font-weight-asian="normal" style:font-style-complex="normal" style:font-weight-complex="normal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officeooo:rsid="0140a76f"/>
    </style:style>
    <style:style style:name="T165" style:family="text">
      <style:text-properties officeooo:rsid="01418a78"/>
    </style:style>
    <style:style style:name="T166" style:family="text">
      <style:text-properties officeooo:rsid="00a0524f"/>
    </style:style>
    <style:style style:name="T167" style:family="text">
      <style:text-properties officeooo:rsid="014660e9"/>
    </style:style>
    <style:style style:name="T168" style:family="text">
      <style:text-properties officeooo:rsid="0146a04b"/>
    </style:style>
    <style:style style:name="T169" style:family="text">
      <style:text-properties officeooo:rsid="014aaaf4"/>
    </style:style>
    <style:style style:name="T170" style:family="text">
      <style:text-properties officeooo:rsid="014eb8d1"/>
    </style:style>
    <style:style style:name="T171" style:family="text">
      <style:text-properties officeooo:rsid="0152138e"/>
    </style:style>
    <style:style style:name="T172" style:family="text">
      <style:text-properties officeooo:rsid="015504be"/>
    </style:style>
    <style:style style:name="T173" style:family="text">
      <style:text-properties officeooo:rsid="01569ecc"/>
    </style:style>
    <style:style style:name="T174" style:family="text">
      <style:text-properties officeooo:rsid="015badb7"/>
    </style:style>
    <style:style style:name="T175" style:family="text">
      <style:text-properties officeooo:rsid="015bc792"/>
    </style:style>
    <style:style style:name="T176" style:family="text">
      <style:text-properties officeooo:rsid="015eca82"/>
    </style:style>
    <style:style style:name="T177" style:family="text">
      <style:text-properties officeooo:rsid="00a21acd"/>
    </style:style>
    <style:style style:name="T178" style:family="text">
      <style:text-properties officeooo:rsid="0166485a"/>
    </style:style>
    <style:style style:name="T179" style:family="text">
      <style:text-properties officeooo:rsid="016da75b"/>
    </style:style>
    <style:style style:name="T180" style:family="text">
      <style:text-properties officeooo:rsid="01734881"/>
    </style:style>
    <style:style style:name="T181" style:family="text">
      <style:text-properties officeooo:rsid="0178693d"/>
    </style:style>
    <style:style style:name="T182" style:family="text">
      <style:text-properties officeooo:rsid="0179c2c6"/>
    </style:style>
    <style:style style:name="T183" style:family="text">
      <style:text-properties officeooo:rsid="017bb6fb"/>
    </style:style>
    <style:style style:name="T184" style:family="text">
      <style:text-properties officeooo:rsid="017f432b"/>
    </style:style>
    <style:style style:name="T185" style:family="text">
      <style:text-properties officeooo:rsid="0180a31a"/>
    </style:style>
    <style:style style:name="T186" style:family="text">
      <style:text-properties officeooo:rsid="01813b9f"/>
    </style:style>
    <style:style style:name="T187" style:family="text">
      <style:text-properties officeooo:rsid="0181d0c6"/>
    </style:style>
    <style:style style:name="T188" style:family="text">
      <style:text-properties officeooo:rsid="0183a90b"/>
    </style:style>
    <style:style style:name="T189" style:family="text">
      <style:text-properties officeooo:rsid="018429c9"/>
    </style:style>
    <style:style style:name="T190" style:family="text">
      <style:text-properties officeooo:rsid="0185d288"/>
    </style:style>
    <style:style style:name="T191" style:family="text">
      <style:text-properties officeooo:rsid="0185f145"/>
    </style:style>
    <style:style style:name="T192" style:family="text">
      <style:text-properties officeooo:rsid="018a856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/>
      <text:p text:style-name="P74"/>
      <text:p text:style-name="P74"/>
      <text:p text:style-name="P74"/>
      <text:p text:style-name="P74"/>
      <text:p text:style-name="P74"/>
      <text:p text:style-name="P8"><text:span text:style-name="T13">001: </text:span><text:span text:style-name="T14">E</text:span><text:span text:style-name="T13">choes Under Fort Thunder</text:span></text:p>
      <text:p text:style-name="P1"><text:span text:style-name="T128">Two plug-and-play encounters</text:span><text:span text:style-name="T132"> </text:span><text:span text:style-name="T128">for 1st-Echelon Draw Steel </text:span></text:p>
      <text:p text:style-name="P1">by <text:span text:style-name="T128">Look Out Behind You Studios</text:span></text:p>
      <text:h text:style-name="P75" text:outline-level="1"><text:span text:style-name="T129">“</text:span><text:span text:style-name="T131">001: Echoes Under Fort Thunder</text:span><text:span text:style-name="T129">”</text:span><text:span text:style-name="T130"> is an independent product published under the DRAW STEEL Creator License and is not affiliated with MCDM Productions, LLC. DRAW STEEL © 2024 MCDM Productions, LLC. </text:span></text:h>
      <text:h text:style-name="P9" text:outline-level="1"><text:span text:style-name="T123">001A: </text:span><text:span text:style-name="T164">Clean </text:span><text:span text:style-name="T165">O</text:span><text:span text:style-name="T164">ut Fort Thunder</text:span></text:h>
      <text:h text:style-name="P11" text:outline-level="3" text:is-list-header="true">Goal<text:span text:style-name="T109">s</text:span></text:h>
      <text:p text:style-name="P84"><text:span text:style-name="T70">Enemy forces have made camp in the battlements of Fort Thunder</text:span>. Earn <text:span text:style-name="T1">1</text:span><text:span text:style-name="T8"> </text:span><text:span text:style-name="T1">victory point </text:span><text:span text:style-name="T73">for k</text:span><text:span text:style-name="T71">ill</text:span><text:span text:style-name="T73">ing</text:span><text:span text:style-name="T71"> </text:span><text:span text:style-name="T72">all </text:span><text:span text:style-name="T71">the enemies.</text:span></text:p>
      <table:table table:name="Table1" table:style-name="Table1">
        <table:table-column table:style-name="Table1.A"/>
        <table:table-row table:style-name="TableLine1758600073936">
          <table:table-cell table:style-name="Table1.A1" office:value-type="string">
            <text:h text:style-name="P15" text:outline-level="4">Movement</text:h>
            <text:list xml:id="list2250002631" text:style-name="L2">
              <text:list-item>
                <text:p text:style-name="P86"><text:span text:style-name="T1">Squares </text:span><text:span text:style-name="T6">with a tree</text:span><text:span text:style-name="T1"> grant cover </text:span><text:span text:style-name="T7">(whether on the ground or in the tree).</text:span></text:p>
              </text:list-item>
              <text:list-item>
                <text:p text:style-name="P88"><text:span text:style-name="T1">Squares with any amount of tall grass count as </text:span><text:span text:style-name="T5">difficult terrain and grant </text:span><text:span text:style-name="T1">concealment.</text:span></text:p>
              </text:list-item>
            </text:list>
          </table:table-cell>
        </table:table-row>
        <table:table-row table:style-name="TableLine1758600075024">
          <table:table-cell table:style-name="Table1.A2" office:value-type="string">
            <text:h text:style-name="P16" text:outline-level="4">Height</text:h>
            <text:list xml:id="list202426364761309" text:continue-numbering="true" text:style-name="L2">
              <text:list-item>
                <text:p text:style-name="P85"><text:span text:style-name="T9">Trees are </text:span><text:span text:style-name="T3">2 squares</text:span><text:span text:style-name="T9"> high for the purposes of climbing and jumping from.</text:span></text:p>
              </text:list-item>
            </text:list>
          </table:table-cell>
        </table:table-row>
      </table:table>
      <text:h text:style-name="P13" text:outline-level="3"/>
      <text:h text:style-name="P13" text:outline-level="3"><text:span text:style-name="T122">E</text:span>ncounter</text:h>
      <text:p text:style-name="Text_20_body"><text:span text:style-name="T20">T</text:span><text:span text:style-name="T19">he </text:span><text:span text:style-name="T49">heroes</text:span><text:span text:style-name="T21"> </text:span><text:span text:style-name="T22">begin in the box marked “START</text:span><text:span text:style-name="T47">.” </text:span><text:span text:style-name="T60">The position of each unit in </text:span><text:span text:style-name="T57">Squad A is immediately </text:span><text:span text:style-name="T60">detectable</text:span><text:span text:style-name="T57">, all other squads are concealed </text:span><text:span text:style-name="T62">to</text:span><text:span text:style-name="T61"> start</text:span><text:span text:style-name="T57">.</text:span></text:p>
      <text:list xml:id="list1005201201" text:style-name="L4">
        <text:list-item>
          <text:p text:style-name="P91"><text:span text:style-name="T47">T</text:span><text:span text:style-name="T46">he </text:span><text:span text:style-name="T56">enemies</text:span><text:span text:style-name="T46"> have not yet noticed the </text:span><text:span text:style-name="T59">heroes’</text:span><text:span text:style-name="T46"> approach.</text:span></text:p>
        </text:list-item>
        <text:list-item>
          <text:p text:style-name="P90"><text:span text:style-name="T48">A large drum is visible on the </text:span><text:span text:style-name="T50">south battlement. </text:span><text:span text:style-name="T53">While the drum is not destroyed, it grants the following Malice Feature, </text:span><text:span text:style-name="T54">which requires a creature </text:span><text:span text:style-name="T55">to use</text:span><text:span text:style-name="T54"> its maneuver adjacent the drum: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1757970915408">
          <table:table-cell table:style-name="Table4.A1" office:value-type="string">
            <text:p text:style-name="P65">War Drum <text:span text:style-name="T143">(Maneuver)</text:span></text:p>
          </table:table-cell>
          <table:table-cell table:style-name="Table4.B1" office:value-type="string">
            <text:p text:style-name="P69"><text:span text:style-name="T181">5</text:span> <text:span text:style-name="T84">Malice</text:span></text:p>
          </table:table-cell>
          <table:table-cell table:style-name="Table4.C1" office:value-type="string">
            <text:p text:style-name="P65"><text:span text:style-name="T81">While</text:span> the Drum is not destroyed (<text:span text:style-name="T83">1</text:span><text:span text:style-name="T98">5</text:span> Stamina)</text:p>
          </table:table-cell>
        </table:table-row>
      </table:table>
      <table:table table:name="Table5" table:style-name="Table5">
        <table:table-column table:style-name="Table5.A"/>
        <table:table-row table:style-name="TableLine1757970900992">
          <table:table-cell table:style-name="Table5.A1" office:value-type="string">
            <text:p text:style-name="P67"><text:s/>All enemies can make a <text:span text:style-name="T134">melee </text:span>free strike. <text:span text:style-name="T85">Squad D</text:span><text:span text:style-name="T82"> </text:span><text:span text:style-name="T121">appears </text:span><text:span text:style-name="T86">near</text:span><text:span text:style-name="T121"> the </text:span><text:span text:style-name="T135">d</text:span><text:span text:style-name="T121">rum.</text:span></text:p>
            <text:p text:style-name="P66"><text:span text:style-name="T86">Each time the</text:span><text:span text:style-name="T142"> drum is used </text:span><text:span text:style-name="T144">again</text:span><text:span text:style-name="T142">, another Squad D </text:span><text:span text:style-name="T86">appears near the drum.</text:span><text:span text:style-name="T142"> </text:span><text:span text:style-name="T154"><text:s/></text:span></text:p>
          </table:table-cell>
        </table:table-row>
      </table:table>
      <text:p text:style-name="P30"/>
      <text:p text:style-name="P77">While the <text:span text:style-name="T145">enemies</text:span> are not aware of the <text:span text:style-name="T150">heroes</text:span>, have each <text:span text:style-name="T148">hero</text:span> move as if already in combat, one at a time. </text:p>
      <text:list xml:id="list891233871" text:style-name="L5">
        <text:list-item>
          <text:p text:style-name="P76">If a <text:span text:style-name="T149">hero</text:span> ends their turn not concealed, they must succeed a medium Presence Test or combat begins with the entire enemy force alert.</text:p>
        </text:list-item>
        <text:list-item>
          <text:p text:style-name="P93"><text:span text:style-name="T52">If the </text:span><text:span text:style-name="T58">heroes</text:span><text:span text:style-name="T52"> attack </text:span><text:span text:style-name="T51">before the enemies are alert</text:span><text:span text:style-name="T52">, combat begins and the enemies are surprised.</text:span></text:p>
        </text:list-item>
      </text:list>
      <text:p text:style-name="P80"><text:span text:style-name="T52">At the end of the first round </text:span><text:span text:style-name="T136">of combat </text:span><text:span text:style-name="T137">in which the enemies are </text:span><text:span text:style-name="T138">not surprised</text:span><text:span text:style-name="T52">, </text:span><text:span text:style-name="T146">enemy </text:span><text:span text:style-name="T52">reinforcements arrive in the box marked “BACKUP.”</text:span></text:p>
      <text:h text:style-name="P19" text:outline-level="4"/>
      <text:h text:style-name="P21" text:outline-level="4">Encounter <text:span text:style-name="T10">Details</text:span></text:h>
      <text:p text:style-name="P96"><text:span text:style-name="T139">Assuming zero victories, t</text:span>his encounter <text:span text:style-name="T64">begins as</text:span> <text:span text:style-name="T64">Standard</text:span> <text:span text:style-name="T80">difficulty</text:span>. <text:span text:style-name="T64">At the end of the first round, reinforcements come up from the stairs in the hold and the encounter increases </text:span><text:span text:style-name="T65">to Hard </text:span><text:span text:style-name="T64">difficulty. </text:span><text:span text:style-name="T66">The encounter can </text:span><text:span text:style-name="T67">further increase in difficulty</text:span><text:span text:style-name="T66"> if the </text:span><text:span text:style-name="T69">heroes</text:span><text:span text:style-name="T66"> do not defeat </text:span><text:span text:style-name="T68">the enemy </text:span><text:span text:style-name="T66">forces quickly enough and they allow the War Drum to activate.</text:span></text:p>
      <text:p text:style-name="Horizontal_20_Line"/>
      <text:h text:style-name="P23" text:outline-level="5"><text:span text:style-name="T125">1st-Level</text:span> Party: <text:span text:style-name="T170">Goblin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758600086720">
          <table:table-cell table:style-name="Table2.A1" office:value-type="string">
            <text:p text:style-name="P2">Party Size</text:p>
          </table:table-cell>
          <table:table-cell table:style-name="Table2.A1" office:value-type="string">
            <text:p text:style-name="P6">Loc<text:span text:style-name="T117">ation</text:span><text:span text:style-name="T155">s</text:span></text:p>
          </table:table-cell>
          <table:table-cell table:style-name="Table2.C1" office:value-type="string">
            <text:p text:style-name="P4">Enem<text:span text:style-name="T114">y Forces</text:span></text:p>
          </table:table-cell>
        </table:table-row>
        <table:table-row table:style-name="TableLine1758600081280"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54">Wall<text:span text:style-name="T158">s</text:span></text:p>
            <text:p text:style-name="P54">Courtyard</text:p>
            <text:p text:style-name="P54">Backup</text:p>
            <text:p text:style-name="P54">Drum</text:p>
          </table:table-cell>
          <table:table-cell table:style-name="Table2.C2" office:value-type="string">
            <text:p text:style-name="P36"><text:span text:style-name="T111">Squad A:</text:span><text:span text:style-name="T141"> </text:span>4 Snipers <text:span text:style-name="T172">(m)</text:span>, 1 Stinker (capn)</text:p>
            <text:p text:style-name="P42"><text:span text:style-name="T111">Squad B:</text:span><text:span text:style-name="T141"> </text:span>4 <text:span text:style-name="T108">Runners</text:span> <text:span text:style-name="T172">(m)</text:span>, <text:span text:style-name="T156">1</text:span> Warg + <text:span text:style-name="T174">A</text:span>ssassin (capn, rider)</text:p>
            <text:p text:style-name="P43"><text:span text:style-name="T110">Squad C:</text:span> <text:span text:style-name="T169">3</text:span><text:span text:style-name="T151"> </text:span><text:span text:style-name="T92">Warriors</text:span></text:p>
            <text:p text:style-name="P48"><text:span text:style-name="T110">Squad D:</text:span> <text:span text:style-name="T178">6</text:span><text:span text:style-name="T153"> Runners </text:span><text:span text:style-name="T172">(m)</text:span></text:p>
          </table:table-cell>
        </table:table-row>
        <table:table-row table:style-name="TableLine1758600085360"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54">Wall<text:span text:style-name="T158">s</text:span></text:p>
            <text:p text:style-name="P54"/>
            <text:p text:style-name="P54">Courtyard</text:p>
            <text:p text:style-name="P54"/>
            <text:p text:style-name="P54">Backup</text:p>
            <text:p text:style-name="P54">Drum</text:p>
          </table:table-cell>
          <table:table-cell table:style-name="Table2.C2" office:value-type="string">
            <text:p text:style-name="P37"><text:span text:style-name="T111">Squad A:</text:span><text:span text:style-name="T141"> </text:span>4 Snipers <text:span text:style-name="T173">(m)</text:span>, 1 Stinker (capn)</text:p>
            <text:p text:style-name="P37"><text:span text:style-name="T112">Squad</text:span><text:span text:style-name="T113">less</text:span><text:span text:style-name="T112">:</text:span><text:span text:style-name="T158"> 2 </text:span><text:span text:style-name="T96">Assassins</text:span></text:p>
            <text:p text:style-name="P39"><text:span text:style-name="T111">Squad B: </text:span>4 <text:span text:style-name="T108">Runners</text:span> <text:span text:style-name="T173">(m)</text:span>, <text:span text:style-name="T157">1</text:span> Warg + Assassin (capn, rider)</text:p>
            <text:p text:style-name="P57"><text:span text:style-name="T112">Squad</text:span><text:span text:style-name="T110">less: </text:span><text:span text:style-name="T157">1</text:span><text:span text:style-name="T140"> Warg + </text:span><text:span text:style-name="T96">Stinker</text:span><text:span text:style-name="T140"> (rider)</text:span></text:p>
            <text:p text:style-name="P45"><text:span text:style-name="T110">Squad C:</text:span> <text:span text:style-name="T169">3</text:span><text:span text:style-name="T151"> </text:span><text:span text:style-name="T92">Warriors</text:span></text:p>
            <text:p text:style-name="P50"><text:span text:style-name="T4">Squad D:</text:span><text:span text:style-name="T23"> </text:span><text:span text:style-name="T95">6</text:span><text:span text:style-name="T89"> Runners </text:span><text:span text:style-name="T91">(m)</text:span></text:p>
          </table:table-cell>
        </table:table-row>
      </table:table>
      <text:p text:style-name="P95"><text:span text:style-name="T24">* </text:span><text:span text:style-name="T25">for unlisted party sizes, add </text:span><text:span text:style-name="T29">1</text:span><text:span text:style-name="T25"> Warg + </text:span><text:span text:style-name="T35">Stinker</text:span><text:span text:style-name="T25"> </text:span><text:span text:style-name="T27">(rider)</text:span><text:span text:style-name="T25"> </text:span><text:span text:style-name="T30">(Courtyard – Squadless) </text:span><text:span text:style-name="T25">per extra member </text:span><text:span text:style-name="T27">over a listed party size. </text:span></text:p>
      <text:h text:style-name="Heading_20_5" text:outline-level="5"><text:span text:style-name="T171">Goblin </text:span><text:span text:style-name="T16">Suggested</text:span> Tactics</text:h>
      <text:p text:style-name="P104"><text:span text:style-name="T177">The wargs and rider</text:span><text:span text:style-name="T78">s</text:span><text:span text:style-name="T177"> will head out toward the party. Mounted wargs can cover </text:span><text:span text:style-name="T77">20</text:span><text:span text:style-name="T177"> squares in one turn (move, Sprint maneuver, </text:span><text:span text:style-name="T74">Bite/</text:span><text:span text:style-name="T75">Charge</text:span><text:span text:style-name="T177"> action, rider uses </text:span><text:span text:style-name="T79">Ride move action</text:span><text:span text:style-name="T78">). After </text:span><text:span text:style-name="T63">a</text:span><text:span text:style-name="T78"> warg charges, its rider has an edge on melee attacks until the end of the</text:span><text:span text:style-name="T76">ir</text:span><text:span text:style-name="T78"> turn.</text:span></text:p>
      <text:p text:style-name="P105"><text:span text:style-name="T125">A</text:span><text:span text:style-name="T124">RT OF GOBLIN </text:span><text:span text:style-name="T127">RIDING</text:span><text:span text:style-name="T126"> WARG </text:span><text:span text:style-name="T124">WITH BANNER (TWILIGHT PRINCESS)</text:span></text:p>
      <text:h text:style-name="P29" text:outline-level="5"><text:span text:style-name="T11">2nd-Level</text:span> Party: <text:span text:style-name="T15">Gnoll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758600081552">
          <table:table-cell table:style-name="Table3.A1" office:value-type="string">
            <text:p text:style-name="P3">Party Size</text:p>
          </table:table-cell>
          <table:table-cell table:style-name="Table3.A1" office:value-type="string">
            <text:p text:style-name="P7">Loc<text:span text:style-name="T117">ation</text:span></text:p>
          </table:table-cell>
          <table:table-cell table:style-name="Table3.C1" office:value-type="string">
            <text:p text:style-name="P5">Enem<text:span text:style-name="T114">y Forces</text:span></text:p>
          </table:table-cell>
        </table:table-row>
        <table:table-row table:style-name="TableLine1758600085632">
          <table:table-cell table:style-name="Table3.A2" office:value-type="string">
            <text:p text:style-name="P3">2</text:p>
          </table:table-cell>
          <table:table-cell table:style-name="Table3.A2" office:value-type="string">
            <text:p text:style-name="P54">Wall<text:span text:style-name="T158">s</text:span></text:p>
            <text:p text:style-name="P54">Courtyard</text:p>
            <text:p text:style-name="P54"/>
            <text:p text:style-name="P54">Backup</text:p>
            <text:p text:style-name="P54">Drum</text:p>
          </table:table-cell>
          <table:table-cell table:style-name="Table3.C2" office:value-type="string">
            <text:p text:style-name="P36"><text:span text:style-name="T111">Squad A:</text:span><text:span text:style-name="T141"> </text:span><text:span text:style-name="T174">4 Chainflails (m), 1 Cackler (capn)</text:span></text:p>
            <text:p text:style-name="P36"><text:span text:style-name="T111">Squad B:</text:span><text:span text:style-name="T141"> </text:span><text:span text:style-name="T174">4 Chainflails (m), 1 Abyssal Summoner </text:span><text:span text:style-name="T175">(capn)</text:span></text:p>
            <text:p text:style-name="P59"><text:span text:style-name="T110">Squadless:</text:span> 1 Tusker Demon</text:p>
            <text:p text:style-name="P43"><text:span text:style-name="T110">Squad C:</text:span> <text:span text:style-name="T175">3 </text:span><text:span text:style-name="T101">Marauders</text:span></text:p>
            <text:p text:style-name="P53"><text:span text:style-name="T110">Squad D:</text:span> <text:span text:style-name="T180">6</text:span><text:span text:style-name="T175"> </text:span><text:span text:style-name="T99">Abyssal Hyenas</text:span><text:span text:style-name="T175"> </text:span><text:span text:style-name="T176">(m)</text:span></text:p>
          </table:table-cell>
        </table:table-row>
        <table:table-row table:style-name="TableLine1758600082368">
          <table:table-cell table:style-name="Table3.A2" office:value-type="string">
            <text:p text:style-name="P3">4</text:p>
          </table:table-cell>
          <table:table-cell table:style-name="Table3.A2" office:value-type="string">
            <text:p text:style-name="P54">Wall<text:span text:style-name="T158">s</text:span></text:p>
            <text:p text:style-name="P54"/>
            <text:p text:style-name="P54">Courtyard</text:p>
            <text:p text:style-name="P54"/>
            <text:p text:style-name="P54">Backup</text:p>
            <text:p text:style-name="P54">Drum</text:p>
          </table:table-cell>
          <table:table-cell table:style-name="Table3.C2" office:value-type="string">
            <text:p text:style-name="P40"><text:span text:style-name="T111">Squad A:</text:span><text:span text:style-name="T141"> </text:span><text:span text:style-name="T174">4 Chainflails (m), 1 Cackler (capn)</text:span></text:p>
            <text:p text:style-name="P73">Squadless:<text:span text:style-name="T160"> </text:span><text:span text:style-name="T162">3</text:span><text:span text:style-name="T161"> </text:span><text:span text:style-name="T87">Abyssal Summoners</text:span></text:p>
            <text:p text:style-name="P40"><text:span text:style-name="T111">Squad B:</text:span><text:span text:style-name="T141"> </text:span><text:span text:style-name="T174">4 Chainflails (m), 1 Abyssal Summoner </text:span><text:span text:style-name="T175">(capn)</text:span></text:p>
            <text:p text:style-name="P60"><text:span text:style-name="T110">Squadless:</text:span> <text:span text:style-name="T179">1</text:span> Tusker Demon <text:span text:style-name="T179">+ 1 </text:span><text:span text:style-name="T97">Cackler</text:span><text:span text:style-name="T179"> (rider)</text:span></text:p>
            <text:p text:style-name="P47"><text:span text:style-name="T110">Squad C:</text:span> <text:span text:style-name="T175">3 </text:span><text:span text:style-name="T101">Marauders</text:span></text:p>
            <text:p text:style-name="P51"><text:span text:style-name="T2">Squad D:</text:span><text:span text:style-name="T1"> </text:span><text:span text:style-name="T100">6</text:span><text:span text:style-name="T93"> </text:span><text:span text:style-name="T99">Abyssal Hyenas</text:span><text:span text:style-name="T23"> </text:span><text:span text:style-name="T94">(m)</text:span></text:p>
          </table:table-cell>
        </table:table-row>
      </table:table>
      <text:p text:style-name="P102"><text:span text:style-name="T24">* </text:span><text:span text:style-name="T25">for unlisted party sizes, add </text:span><text:span text:style-name="T31">2</text:span><text:span text:style-name="T25"> </text:span><text:span text:style-name="T33">Abyssal Archers</text:span><text:span text:style-name="T25"> </text:span><text:span text:style-name="T30">(</text:span><text:span text:style-name="T34">Walls</text:span><text:span text:style-name="T30"> – Squadless) </text:span><text:span text:style-name="T25">per extra member </text:span><text:span text:style-name="T27">over a listed party size. </text:span></text:p>
      <text:h text:style-name="P27" text:outline-level="5"><text:span text:style-name="T171">Gnoll </text:span><text:span text:style-name="T16">Suggested</text:span> Tactics</text:h>
      <text:p text:style-name="P107"><text:span text:style-name="T40">A </text:span><text:span text:style-name="T37">Chainflail can explode into a Bloodpool to boost the damage of other Chainflails or other ranged units on the battlements. </text:span><text:span text:style-name="T38">T</text:span><text:span text:style-name="T37">he Abyssal Hyenas summoned by the war drum (</text:span><text:span text:style-name="T39">5</text:span><text:span text:style-name="T37"> Malice) can turn into Gnoll Marauders </text:span><text:span text:style-name="T40">by stepping into the bloodpool </text:span><text:span text:style-name="T42">or via the Abyssal Summoner’s Cackletongue (used at no cost if within range of </text:span><text:span text:style-name="T45">another</text:span><text:span text:style-name="T42"> Cackletongue)</text:span><text:span text:style-name="T40">. </text:span><text:span text:style-name="T43">T</text:span><text:span text:style-name="T41">he gnolls </text:span><text:span text:style-name="T44">also </text:span><text:span text:style-name="T41">want to group up to make use of Death Frenzy.</text:span></text:p>
      <text:p text:style-name="Horizontal_20_Line"/>
      <text:h text:style-name="P28" text:outline-level="5"><text:span text:style-name="T12">3r</text:span><text:span text:style-name="T11">d-Level</text:span> Party: <text:span text:style-name="T12">Time Raider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1758552856432">
          <table:table-cell table:style-name="Table6.A1" office:value-type="string">
            <text:p text:style-name="P33">Party Size</text:p>
          </table:table-cell>
          <table:table-cell table:style-name="Table6.A1" office:value-type="string">
            <text:p text:style-name="P64">Loc<text:span text:style-name="T117">ation</text:span></text:p>
          </table:table-cell>
          <table:table-cell table:style-name="Table6.C1" office:value-type="string">
            <text:p text:style-name="P72">Enem<text:span text:style-name="T114">y Forces</text:span></text:p>
          </table:table-cell>
        </table:table-row>
        <table:table-row table:style-name="TableLine1758552844736">
          <table:table-cell table:style-name="Table6.A2" office:value-type="string">
            <text:p text:style-name="P33">2</text:p>
          </table:table-cell>
          <table:table-cell table:style-name="Table6.A2" office:value-type="string">
            <text:p text:style-name="P56">Wall<text:span text:style-name="T158">s</text:span></text:p>
            <text:p text:style-name="P56">Courtyard</text:p>
            <text:p text:style-name="P56">Backup</text:p>
            <text:p text:style-name="P56">Drum</text:p>
          </table:table-cell>
          <table:table-cell table:style-name="Table6.C2" office:value-type="string">
            <text:p text:style-name="P41"><text:span text:style-name="T111">Squad A:</text:span><text:span text:style-name="T141"> </text:span><text:span text:style-name="T188">3</text:span><text:span text:style-name="T182"> Cannonfalls (m), 1 Helix (capn)</text:span></text:p>
            <text:p text:style-name="P41"><text:span text:style-name="T111">Squad B:</text:span><text:span text:style-name="T141"> </text:span><text:span text:style-name="T188">3</text:span><text:span text:style-name="T182"> Cannonfalls (m), 1 </text:span><text:span text:style-name="T102">Mind Punk</text:span><text:span text:style-name="T182"> (capn)</text:span></text:p>
            <text:p text:style-name="P46"><text:span text:style-name="T110">Squad C:</text:span> <text:span text:style-name="T189">2</text:span><text:span text:style-name="T182"> Hijacks</text:span></text:p>
            <text:p text:style-name="P52"><text:span text:style-name="T110">Squad D:</text:span> <text:span text:style-name="T107">8</text:span><text:span text:style-name="T182"> Archons </text:span><text:span text:style-name="T183">(m)</text:span></text:p>
          </table:table-cell>
        </table:table-row>
        <table:table-row table:style-name="TableLine1758552845552">
          <table:table-cell table:style-name="Table6.A2" office:value-type="string">
            <text:p text:style-name="P33">4</text:p>
          </table:table-cell>
          <table:table-cell table:style-name="Table6.A2" office:value-type="string">
            <text:p text:style-name="P56">Wall<text:span text:style-name="T158">s</text:span></text:p>
            <text:p text:style-name="P56"/>
            <text:p text:style-name="P56">Courtyard</text:p>
            <text:p text:style-name="P56"/>
            <text:p text:style-name="P56">Backup</text:p>
            <text:p text:style-name="P56">Drum</text:p>
          </table:table-cell>
          <table:table-cell table:style-name="Table6.C2" office:value-type="string">
            <text:p text:style-name="P41"><text:span text:style-name="T111">Squad A:</text:span><text:span text:style-name="T141"> </text:span><text:span text:style-name="T190">3</text:span><text:span text:style-name="T182"> Cannonfalls (m), 1 Helix (capn)</text:span></text:p>
            <text:p text:style-name="P62"><text:span text:style-name="T110">Squadless:</text:span> <text:span text:style-name="T190">1</text:span><text:span text:style-name="T103"> </text:span><text:span text:style-name="T105">Hijack</text:span></text:p>
            <text:p text:style-name="P41"><text:span text:style-name="T111">Squad B:</text:span><text:span text:style-name="T141"> </text:span><text:span text:style-name="T190">3</text:span><text:span text:style-name="T182"> Cannonfalls (m), 1 </text:span><text:span text:style-name="T102">Mind Punk</text:span><text:span text:style-name="T182"> (capn)</text:span></text:p>
            <text:p text:style-name="P61"><text:span text:style-name="T110">Squadless:</text:span> <text:span text:style-name="T190">1</text:span><text:span text:style-name="T182"> </text:span><text:span text:style-name="T102">Nemes</text:span><text:span text:style-name="T106">is</text:span></text:p>
            <text:p text:style-name="P46"><text:span text:style-name="T110">Squad C:</text:span> <text:span text:style-name="T190">2</text:span><text:span text:style-name="T182"> Hijacks</text:span></text:p>
            <text:p text:style-name="P52"><text:span text:style-name="T110">Squad D:</text:span> <text:span text:style-name="T107">8</text:span><text:span text:style-name="T182"> Archons </text:span><text:span text:style-name="T183">(m)</text:span></text:p>
          </table:table-cell>
        </table:table-row>
      </table:table>
      <text:p text:style-name="P103"><text:span text:style-name="T24">* </text:span><text:span text:style-name="T25">for unlisted party sizes, add </text:span><text:span text:style-name="T36">1 Nemesis</text:span><text:span text:style-name="T25"> </text:span><text:span text:style-name="T30">(</text:span><text:span text:style-name="T34">Walls</text:span><text:span text:style-name="T30"> – Squadless) </text:span><text:span text:style-name="T25">per extra member </text:span><text:span text:style-name="T27">over a listed party size. </text:span></text:p>
      <text:h text:style-name="P27" text:outline-level="5"><text:span text:style-name="T16">Time Raider Suggested</text:span> Tactics</text:h>
      <text:p text:style-name="P106">DO THIS</text:p>
      <text:h text:style-name="P10" text:outline-level="1"><text:span text:style-name="T123">001</text:span><text:span text:style-name="T167">B</text:span><text:span text:style-name="T123">: </text:span><text:span text:style-name="T168">Silence the Echoes</text:span></text:h>
      <text:h text:style-name="P12" text:outline-level="3" text:is-list-header="true">Goal<text:span text:style-name="T109">s</text:span></text:h>
      <text:p text:style-name="P83"><text:span text:style-name="T70">Enemy forces have made camp in the battlements of Fort Thunder</text:span>. Earn <text:span text:style-name="T1">1</text:span><text:span text:style-name="T8"> </text:span><text:span text:style-name="T1">victory point each for:</text:span></text:p>
      <text:list xml:id="list1421242049" text:style-name="L1">
        <text:list-item>
          <text:p text:style-name="P82"><text:span text:style-name="T133">K</text:span>ill <text:span text:style-name="T147">all </text:span>the enemies</text:p>
        </text:list-item>
      </text:list>
      <table:table table:name="Table7" table:style-name="Table7">
        <table:table-column table:style-name="Table7.A"/>
        <table:table-row table:style-name="TableLine1758488123296">
          <table:table-cell table:style-name="Table7.A1" office:value-type="string">
            <text:h text:style-name="P18" text:outline-level="4">Movement</text:h>
            <text:list xml:id="list221972774" text:style-name="L7">
              <text:list-item>
                <text:p text:style-name="P87"><text:span text:style-name="T1">Squares </text:span><text:span text:style-name="T6">with a tree</text:span><text:span text:style-name="T1"> grant cover </text:span><text:span text:style-name="T7">(whether on the ground or in the tree).</text:span></text:p>
              </text:list-item>
              <text:list-item>
                <text:p text:style-name="P89"><text:span text:style-name="T1">Squares with any amount of tall grass count as </text:span><text:span text:style-name="T5">difficult terrain and grant </text:span><text:span text:style-name="T1">concealment.</text:span></text:p>
              </text:list-item>
            </text:list>
          </table:table-cell>
        </table:table-row>
        <table:table-row table:style-name="TableLine1758488131728">
          <table:table-cell table:style-name="Table7.A2" office:value-type="string">
            <text:h text:style-name="P17" text:outline-level="4">Height</text:h>
            <text:list xml:id="list202425836541482" text:continue-numbering="true" text:style-name="L7">
              <text:list-item>
                <text:p text:style-name="P98"><text:span text:style-name="T9">Trees are </text:span><text:span text:style-name="T3">2 squares</text:span><text:span text:style-name="T9"> high for the purposes of climbing and jumping from.</text:span></text:p>
              </text:list-item>
            </text:list>
          </table:table-cell>
        </table:table-row>
      </table:table>
      <text:h text:style-name="P14" text:outline-level="3"/>
      <text:h text:style-name="P14" text:outline-level="3"><text:span text:style-name="T122">E</text:span>ncounter</text:h>
      <text:p text:style-name="P101"><text:span text:style-name="T20">T</text:span><text:span text:style-name="T19">he </text:span><text:span text:style-name="T49">heroes</text:span><text:span text:style-name="T21"> </text:span><text:span text:style-name="T22">begin in the box marked “START</text:span><text:span text:style-name="T47">.” </text:span><text:span text:style-name="T60">The position of each unit in </text:span><text:span text:style-name="T57">Squad A is immediately </text:span><text:span text:style-name="T60">detectable</text:span><text:span text:style-name="T57">, all other squads are concealed </text:span><text:span text:style-name="T62">to</text:span><text:span text:style-name="T61"> start</text:span><text:span text:style-name="T57">.</text:span></text:p>
      <text:list xml:id="list3360772222" text:style-name="L8">
        <text:list-item>
          <text:p text:style-name="P92"><text:span text:style-name="T47">T</text:span><text:span text:style-name="T46">he </text:span><text:span text:style-name="T56">enemies</text:span><text:span text:style-name="T46"> have not yet noticed the </text:span><text:span text:style-name="T59">heroes’</text:span><text:span text:style-name="T46"> approach.</text:span></text:p>
        </text:list-item>
        <text:list-item>
          <text:p text:style-name="P99"><text:span text:style-name="T48">A large drum is visible on the </text:span><text:span text:style-name="T50">south battlement. </text:span><text:span text:style-name="T53">While the drum is not destroyed, it grants the following Malice Feature, </text:span><text:span text:style-name="T54">which requires a creature </text:span><text:span text:style-name="T55">to use</text:span><text:span text:style-name="T54"> its maneuver adjacent the drum: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1758488124928">
          <table:table-cell table:style-name="Table8.A1" office:value-type="string">
            <text:p text:style-name="P68">War Drum <text:span text:style-name="T143">(Maneuver)</text:span></text:p>
          </table:table-cell>
          <table:table-cell table:style-name="Table8.B1" office:value-type="string">
            <text:p text:style-name="P70">3 <text:span text:style-name="T84">Malice</text:span></text:p>
          </table:table-cell>
          <table:table-cell table:style-name="Table8.C1" office:value-type="string">
            <text:p text:style-name="P68"><text:span text:style-name="T81">While</text:span> the Drum is not destroyed (<text:span text:style-name="T83">12</text:span> Stamina)</text:p>
          </table:table-cell>
        </table:table-row>
      </table:table>
      <table:table table:name="Table9" table:style-name="Table9">
        <table:table-column table:style-name="Table9.A"/>
        <table:table-row table:style-name="TableLine1758488126288">
          <table:table-cell table:style-name="Table9.A1" office:value-type="string">
            <text:p text:style-name="P68"><text:s/>All enemies can make a <text:span text:style-name="T134">melee </text:span>free strike. <text:span text:style-name="T85">Squad D</text:span><text:span text:style-name="T82"> </text:span><text:span text:style-name="T121">appears </text:span><text:span text:style-name="T86">near</text:span><text:span text:style-name="T121"> the </text:span><text:span text:style-name="T135">d</text:span><text:span text:style-name="T121">rum.</text:span></text:p>
            <text:p text:style-name="P68"><text:span text:style-name="T86">Each time the</text:span><text:span text:style-name="T142"> drum is used </text:span><text:span text:style-name="T144">again</text:span><text:span text:style-name="T142">, another Squad D </text:span><text:span text:style-name="T86">appears near the drum.</text:span><text:span text:style-name="T142"> </text:span><text:span text:style-name="T154"><text:s/></text:span></text:p>
          </table:table-cell>
        </table:table-row>
      </table:table>
      <text:p text:style-name="P31"/>
      <text:p text:style-name="P79">While the <text:span text:style-name="T145">enemies</text:span> are not aware of the <text:span text:style-name="T150">heroes</text:span>, have each <text:span text:style-name="T148">hero</text:span> move as if already in combat, one at a time. </text:p>
      <text:list xml:id="list3817641733" text:style-name="L9">
        <text:list-item>
          <text:p text:style-name="P78">If a <text:span text:style-name="T149">hero</text:span> ends their turn not concealed, they must succeed a medium Presence Test or combat begins with the entire enemy force alert.</text:p>
        </text:list-item>
        <text:list-item>
          <text:p text:style-name="P100"><text:span text:style-name="T52">If the </text:span><text:span text:style-name="T58">heroes</text:span><text:span text:style-name="T52"> attack </text:span><text:span text:style-name="T51">before the enemies are alert</text:span><text:span text:style-name="T52">, combat begins and the enemies are surprised.</text:span></text:p>
        </text:list-item>
      </text:list>
      <text:p text:style-name="P81"><text:span text:style-name="T166">At the end of the first round </text:span><text:span text:style-name="T136">of combat </text:span><text:span text:style-name="T137">in which the enemies are </text:span><text:span text:style-name="T138">not surprised</text:span><text:span text:style-name="T166">, </text:span><text:span text:style-name="T146">enemy </text:span><text:span text:style-name="T166">reinforcements arrive in the box marked “BACKUP.”</text:span></text:p>
      <text:h text:style-name="P20" text:outline-level="4"/>
      <text:h text:style-name="P22" text:outline-level="4">Encounter <text:span text:style-name="T10">Details</text:span></text:h>
      <text:p text:style-name="P97"><text:span text:style-name="T139">Assuming zero victories, t</text:span>his encounter <text:span text:style-name="T64">begins as</text:span> <text:span text:style-name="T64">Standard</text:span> <text:span text:style-name="T80">difficulty</text:span>. <text:span text:style-name="T64">At the end of the first round, reinforcements come up from the stairs in the hold and the encounter increases </text:span><text:span text:style-name="T65">to Hard </text:span><text:span text:style-name="T64">difficulty. </text:span><text:span text:style-name="T66">The encounter can </text:span><text:span text:style-name="T67">further increase in difficulty</text:span><text:span text:style-name="T66"> if the </text:span><text:span text:style-name="T69">heroes</text:span><text:span text:style-name="T66"> do not defeat </text:span><text:span text:style-name="T68">the enemy </text:span><text:span text:style-name="T66">forces quickly enough and they allow the War Drum to activate.</text:span></text:p>
      <text:h text:style-name="P24" text:outline-level="5"><text:span text:style-name="T125">1st-Level</text:span> Party</text:h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1758488123840">
          <table:table-cell table:style-name="Table10.A1" office:value-type="string">
            <text:p text:style-name="P32">Party Size</text:p>
          </table:table-cell>
          <table:table-cell table:style-name="Table10.A1" office:value-type="string">
            <text:p text:style-name="P63">Loc<text:span text:style-name="T117">ation</text:span><text:span text:style-name="T155">s</text:span></text:p>
          </table:table-cell>
          <table:table-cell table:style-name="Table10.C1" office:value-type="string">
            <text:p text:style-name="P71">Enem<text:span text:style-name="T114">y Forces</text:span></text:p>
          </table:table-cell>
        </table:table-row>
        <table:table-row table:style-name="TableLine1758488129552">
          <table:table-cell table:style-name="Table10.A2" office:value-type="string">
            <text:p text:style-name="P32">2</text:p>
          </table:table-cell>
          <table:table-cell table:style-name="Table10.A2" office:value-type="string">
            <text:p text:style-name="P55">Wall<text:span text:style-name="T158">s</text:span></text:p>
            <text:p text:style-name="P55">Courtyard</text:p>
            <text:p text:style-name="P55">Backup</text:p>
            <text:p text:style-name="P55">Drum</text:p>
          </table:table-cell>
          <table:table-cell table:style-name="Table10.C2" office:value-type="string">
            <text:p text:style-name="P38"><text:span text:style-name="T111">Squad A:</text:span><text:span text:style-name="T141"> </text:span>4 Gob. Snipers, 1 Gob. Stinker (capn)</text:p>
            <text:p text:style-name="P38"><text:span text:style-name="T111">Squad B:</text:span><text:span text:style-name="T141"> </text:span>4 Gob. Snipers, <text:span text:style-name="T156">1</text:span> Warg + Gob. Assassin (capn, rider)</text:p>
            <text:p text:style-name="P44"><text:span text:style-name="T110">Squad C:</text:span> <text:span text:style-name="T152">2</text:span><text:span text:style-name="T151"> Gob. Warrior</text:span><text:span text:style-name="T88">s</text:span></text:p>
            <text:p text:style-name="P49"><text:span text:style-name="T110">Squad D:</text:span> <text:span text:style-name="T153">8 Gob. Runners</text:span></text:p>
          </table:table-cell>
        </table:table-row>
        <table:table-row table:style-name="TableLine1758488132272">
          <table:table-cell table:style-name="Table10.A2" office:value-type="string">
            <text:p text:style-name="P32">4</text:p>
          </table:table-cell>
          <table:table-cell table:style-name="Table10.A2" office:value-type="string">
            <text:p text:style-name="P55">Wall<text:span text:style-name="T158">s</text:span></text:p>
            <text:p text:style-name="P55"/>
            <text:p text:style-name="P55">Courtyard</text:p>
            <text:p text:style-name="P55"/>
            <text:p text:style-name="P55">Backup</text:p>
            <text:p text:style-name="P55">Drum</text:p>
          </table:table-cell>
          <table:table-cell table:style-name="Table10.C2" office:value-type="string">
            <text:p text:style-name="P38"><text:span text:style-name="T111">Squad A:</text:span><text:span text:style-name="T141"> </text:span>4 Gob. Snipers, 1 Gob. Stinker (capn)</text:p>
            <text:p text:style-name="P38"><text:span text:style-name="T112">Squad</text:span><text:span text:style-name="T113">less</text:span><text:span text:style-name="T112">:</text:span><text:span text:style-name="T158"> 2 Goblin </text:span><text:span text:style-name="T159">Cursespitters</text:span></text:p>
            <text:p text:style-name="P38"><text:span text:style-name="T111">Squad B: </text:span>4 Gob. Snipers, <text:span text:style-name="T157">1</text:span> Warg + Gob. Assassin (capn, rider)</text:p>
            <text:p text:style-name="P58"><text:span text:style-name="T112">Squad</text:span><text:span text:style-name="T110">less: </text:span><text:span text:style-name="T157">1</text:span><text:span text:style-name="T140"> Warg + Gob. </text:span><text:span text:style-name="T90">Warrior</text:span><text:span text:style-name="T140"> (rider)</text:span></text:p>
            <text:p text:style-name="P44"><text:span text:style-name="T110">Squad C:</text:span> <text:span text:style-name="T152">2</text:span><text:span text:style-name="T151"> Gob. Warrior</text:span><text:span text:style-name="T88">s</text:span></text:p>
            <text:p text:style-name="P49"><text:span text:style-name="T4">Squad D:</text:span><text:span text:style-name="T23"> </text:span><text:span text:style-name="T89">8 Gob. Runners</text:span></text:p>
          </table:table-cell>
        </table:table-row>
      </table:table>
      <text:p text:style-name="P101"><text:span text:style-name="T24">* </text:span><text:span text:style-name="T25">for unlisted party sizes, add </text:span><text:span text:style-name="T29">1</text:span><text:span text:style-name="T25"> Warg + </text:span><text:span text:style-name="T27">Gob. </text:span><text:span text:style-name="T32">Assassin</text:span><text:span text:style-name="T25"> </text:span><text:span text:style-name="T27">(rider)</text:span><text:span text:style-name="T25"> </text:span><text:span text:style-name="T30">(Courtyard – Squadless) </text:span><text:span text:style-name="T25">per extra member </text:span><text:span text:style-name="T27">over a listed party size. </text:span></text:p>
      <text:h text:style-name="P26" text:outline-level="5">Recommended Tactics</text:h>
      <text:p text:style-name="P101"/>
      <text:h text:style-name="P26" text:outline-level="5"><text:span text:style-name="T11">2nd-Level</text:span> Party</text:h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1758488129824">
          <table:table-cell table:style-name="Table11.A1" office:value-type="string">
            <text:p text:style-name="P32">Party Size</text:p>
          </table:table-cell>
          <table:table-cell table:style-name="Table11.A1" office:value-type="string">
            <text:p text:style-name="P63">Loc<text:span text:style-name="T117">ation</text:span></text:p>
          </table:table-cell>
          <table:table-cell table:style-name="Table11.C1" office:value-type="string">
            <text:p text:style-name="P71">Enem<text:span text:style-name="T114">y Forces</text:span></text:p>
          </table:table-cell>
        </table:table-row>
        <table:table-row table:style-name="TableLine1758488117584">
          <table:table-cell table:style-name="Table11.A2" office:value-type="string">
            <text:p text:style-name="P32">2</text:p>
          </table:table-cell>
          <table:table-cell table:style-name="Table11.A2" office:value-type="string">
            <text:p text:style-name="P35"/>
          </table:table-cell>
          <table:table-cell table:style-name="Table11.C2" office:value-type="string">
            <text:p text:style-name="P34"/>
          </table:table-cell>
        </table:table-row>
        <table:table-row table:style-name="TableLine1758488117856">
          <table:table-cell table:style-name="Table11.A2" office:value-type="string">
            <text:p text:style-name="P32">4</text:p>
          </table:table-cell>
          <table:table-cell table:style-name="Table11.A2" office:value-type="string">
            <text:p text:style-name="P35"/>
          </table:table-cell>
          <table:table-cell table:style-name="Table11.C2" office:value-type="string">
            <text:p text:style-name="P34"><text:span text:style-name="T23"/></text:p>
          </table:table-cell>
        </table:table-row>
      </table:table>
      <text:p text:style-name="P101"><text:span text:style-name="T24">* </text:span><text:span text:style-name="T25">for unlisted party sizes, add </text:span><text:span text:style-name="T26">1</text:span><text:span text:style-name="T25"> Warg + </text:span><text:span text:style-name="T27">Gob. </text:span><text:span text:style-name="T25">Runner </text:span><text:span text:style-name="T27">(rider)</text:span><text:span text:style-name="T25"> per extra member </text:span><text:span text:style-name="T27">over a listed party size. </text:span><text:span text:style-name="T28">Goblin Runners added to the encounter in this way are not part of the same squad of minions.</text:span></text:p>
      <text:h text:style-name="P26" text:outline-level="5">Recommended Tactics</text:h>
      <text:p text:style-name="P101"><text:span text:style-name="T28"/></text:p>
      <text:h text:style-name="P25" text:outline-level="5">3rd-Level Party</text:h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1758488123024">
          <table:table-cell table:style-name="Table12.A1" office:value-type="string">
            <text:p text:style-name="P32">Party Size</text:p>
          </table:table-cell>
          <table:table-cell table:style-name="Table12.A1" office:value-type="string">
            <text:p text:style-name="P63">Loc<text:span text:style-name="T117">ation</text:span></text:p>
          </table:table-cell>
          <table:table-cell table:style-name="Table12.C1" office:value-type="string">
            <text:p text:style-name="P71">Enem<text:span text:style-name="T114">y Forces</text:span></text:p>
          </table:table-cell>
        </table:table-row>
        <table:table-row table:style-name="TableLine1758488118400">
          <table:table-cell table:style-name="Table12.A2" office:value-type="string">
            <text:p text:style-name="P32">2</text:p>
          </table:table-cell>
          <table:table-cell table:style-name="Table12.A2" office:value-type="string">
            <text:p text:style-name="P35">Tower:</text:p>
            <text:p text:style-name="P35">Gate:</text:p>
          </table:table-cell>
          <table:table-cell table:style-name="Table12.C2" office:value-type="string">
            <text:p text:style-name="P34"><text:span text:style-name="T115">1</text:span> <text:span text:style-name="T118">Gob. </text:span>Sniper <text:span text:style-name="T119">(m)</text:span>, 1 <text:span text:style-name="T118">Gob. </text:span>Stinker <text:span text:style-name="T120">(cap)</text:span></text:p>
            <text:p text:style-name="P34"><text:span text:style-name="T115">2</text:span> <text:span text:style-name="T118">Gob. </text:span>Sniper<text:span text:style-name="T115">s </text:span><text:span text:style-name="T119">(m)</text:span>, 1 Warg + <text:span text:style-name="T118">Gob. </text:span>Assassin <text:span text:style-name="T118">(rider)</text:span></text:p>
          </table:table-cell>
        </table:table-row>
        <table:table-row table:style-name="TableLine1758488106160">
          <table:table-cell table:style-name="Table12.A2" office:value-type="string">
            <text:p text:style-name="P32">4</text:p>
          </table:table-cell>
          <table:table-cell table:style-name="Table12.A2" office:value-type="string">
            <text:p text:style-name="P35">Tower:</text:p>
            <text:p text:style-name="P35">Gate:</text:p>
            <text:p text:style-name="P35">Outside:</text:p>
          </table:table-cell>
          <table:table-cell table:style-name="Table12.C2" office:value-type="string">
            <text:p text:style-name="P34">1 <text:span text:style-name="T118">Gob. </text:span>Sniper <text:span text:style-name="T119">(m)</text:span>, 1 <text:span text:style-name="T118">Gob. </text:span>Stinker <text:span text:style-name="T120">(cap)</text:span></text:p>
            <text:p text:style-name="P34"><text:span text:style-name="T115">2</text:span> <text:span text:style-name="T118">Gob. </text:span>Sniper<text:span text:style-name="T115">s </text:span><text:span text:style-name="T119">(m)</text:span><text:span text:style-name="T116">, </text:span>1 Warg + <text:span text:style-name="T118">Gob. </text:span>Assassin <text:span text:style-name="T118">(rider)</text:span>, <text:span text:style-name="T116">1 </text:span><text:span text:style-name="T118">Gob. </text:span><text:span text:style-name="T116">Cursespitter</text:span></text:p>
            <text:p text:style-name="P34"><text:span text:style-name="T18">1 Warg + </text:span><text:span text:style-name="T23">Gob. </text:span><text:span text:style-name="T18">Assassin </text:span><text:span text:style-name="T23">(rider)</text:span></text:p>
          </table:table-cell>
        </table:table-row>
      </table:table>
      <text:p text:style-name="P101"><text:span text:style-name="T24">* </text:span><text:span text:style-name="T25">for unlisted party sizes, add </text:span><text:span text:style-name="T26">1</text:span><text:span text:style-name="T25"> Warg + </text:span><text:span text:style-name="T27">Gob. </text:span><text:span text:style-name="T25">Runner </text:span><text:span text:style-name="T27">(rider)</text:span><text:span text:style-name="T25"> per extra member </text:span><text:span text:style-name="T27">over a listed party size. </text:span><text:span text:style-name="T28">Goblin </text:span><text:soft-page-break/><text:span text:style-name="T28">Runners added to the encounter in this way are not part of the same squad of minions.</text:span></text:p>
      <text:h text:style-name="P26" text:outline-level="5">Recommended Tactics</text:h>
      <text:p text:style-name="P94"><text:span text:style-name="T2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use-window-font-color="true" loext:opacity="0%"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21T20:24:24.996000000</dc:date>
    <meta:editing-duration>PT16H3M6S</meta:editing-duration>
    <meta:editing-cycles>360</meta:editing-cycles>
    <meta:generator>LibreOffice/7.2.2.2$Windows_X86_64 LibreOffice_project/02b2acce88a210515b4a5bb2e46cbfb63fe97d56</meta:generator>
    <meta:document-statistic meta:table-count="12" meta:image-count="0" meta:object-count="0" meta:page-count="7" meta:paragraph-count="186" meta:word-count="1418" meta:character-count="7898" meta:non-whitespace-character-count="6663"/>
  </office:meta>
</office:document-meta>
</file>